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First</text:p>
          </table:table-cell>
          <table:table-cell office:value-type="time" office:time-value="PT17H58M40.000S" table:style-name="ce9">
            <text:p>17:58:40</text:p>
          </table:table-cell>
          <table:table-cell office:value-type="string" table:style-name="ce12">
            <text:p>Last</text:p>
          </table:table-cell>
          <table:table-cell office:value-type="time" office:time-value="PT18H1M40.000S" table:style-name="ce9">
            <text:p>18:01:40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9.2857142857142865" table:style-name="ce13">
            <text:p>9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48.728571428571435" table:style-name="ce14">
            <text:p>48.7</text:p>
          </table:table-cell>
          <table:table-cell office:value-type="float" office:value="18.385714285714283" table:style-name="ce14">
            <text:p>18.4</text:p>
          </table:table-cell>
          <table:table-cell office:value-type="float" office:value="2.8571428571428574E-2" table:style-name="ce14">
            <text:p>0.0</text:p>
          </table:table-cell>
          <table:table-cell office:value-type="float" office:value="32.857142857142854" table:style-name="ce14">
            <text:p>32.9</text:p>
          </table:table-cell>
          <table:table-cell office:value-type="float" office:value="67.114285714285714" table:style-name="ce14">
            <text:p>67.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7.399999999999999" table:style-name="ce13">
            <text:p>17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65.5" table:style-name="ce14">
            <text:p>65.5</text:p>
          </table:table-cell>
          <table:table-cell office:value-type="float" office:value="27.6" table:style-name="ce14">
            <text:p>27.6</text:p>
          </table:table-cell>
          <table:table-cell office:value-type="float" office:value="0.1" table:style-name="ce14">
            <text:p>0.1</text:p>
          </table:table-cell>
          <table:table-cell office:value-type="float" office:value="97.3" table:style-name="ce14">
            <text:p>97.3</text:p>
          </table:table-cell>
          <table:table-cell office:value-type="float" office:value="91.399999999999991" table:style-name="ce14">
            <text:p>91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3970H1M10.000S" table:style-name="ce9">
            <text:p>18:01:10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3441805922017003" table:style-name="ce14">
            <text:p>1.3</text:p>
          </table:table-cell>
          <table:table-cell office:value-type="float" office:value="1.5011655011655014" table:style-name="ce14">
            <text:p>1.5</text:p>
          </table:table-cell>
          <table:table-cell office:value-type="float" office:value="3.5" table:style-name="ce14">
            <text:p>3.5</text:p>
          </table:table-cell>
          <table:table-cell office:value-type="float" office:value="2.9613043478260872" table:style-name="ce14">
            <text:p>3.0</text:p>
          </table:table-cell>
          <table:table-cell office:value-type="float" office:value="1.3618561089825456" table:style-name="ce14">
            <text:p>1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250.33799999999994" table:style-name="ce13">
            <text:p>25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3-30T00:00:00" table:style-name="ce5">
            <text:p>30-Ma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7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7M58.390S" table:style-name="ce6">
            <text:p>00:17: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92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4909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577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070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4691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209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9254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437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20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7825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083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9250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5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24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59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5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8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1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129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520040 0 86799 9000749 12130 1 2693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30951 0 22676 2238925 3437 1 1316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35172 0 23495 2247336 3507 0 485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25466 0 20278 2258667 2522 0 438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128450 0 20349 2255818 2664 0 453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5407206 55 3261 0 0 0 0 2 0 1 0 0 0 2438 0 39869 67 0 0 0 0 0 0 0 22 0 0 0 0 0 0 0 0 852601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388680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30864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79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39376902 0 2466746 227601 34307100 39910 0 3180 667423 1831 16631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3633144120 33966394 <text:s text:c="3"/>0 <text:s text:c="3"/>0 <text:s text:c="3"/>0 <text:s text:c="4"/>0 <text:s text:c="9"/>0 <text:s text:c="8"/>0 3633144120 33966394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64571481 <text:s/>503520 <text:s text:c="3"/>0 <text:s/>124 <text:s text:c="3"/>0 <text:s text:c="4"/>0 <text:s text:c="9"/>0 <text:s text:c="8"/>0 717653229 <text:s/>606658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031 6528 705518 174768 27833 1150525 9459440 8245244 0 196432 84379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929 6497 704466 174232 27833 1150525 9459440 8245244 0 196348 84374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20 0 0 0 0 0 20 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16 0 0 0 0 0 416 4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04 228246 21 40 7 50 111 88 20 0 1 0 4 2932736 400 4294967295 11640832 11740668 0 0 0 0 0 4096 536946211 4294967295 0 0 0 1 0 0 167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00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503520 errors:0 dropped:124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606658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64571481 (64.5 MB) <text:s/>TX bytes:717653229 (717.6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33966394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3966394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633144120 (3.6 GB) <text:s/>TX bytes:3633144120 (3.6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28 <text:s text:c="5"/>2952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88889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31944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3969H58M40.000S" table:style-name="ce9">
            <text:p>17:58:40</text:p>
          </table:table-cell>
          <table:table-cell office:value-type="float" office:value="1.6" table:style-name="ce1">
            <text:p>1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" table:style-name="ce1">
            <text:p>0</text:p>
          </table:table-cell>
          <table:table-cell office:value-type="float" office:value="97.3" table:style-name="ce1">
            <text:p>97.3</text:p>
          </table:table-cell>
          <table:table-cell office:value-type="float" office:value="2.7" table:style-name="ce1">
            <text:p>2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69H59M10.000S" table:style-name="ce9">
            <text:p>17:59:10</text:p>
          </table:table-cell>
          <table:table-cell office:value-type="float" office:value="61.1" table:style-name="ce1">
            <text:p>61.1</text:p>
          </table:table-cell>
          <table:table-cell office:value-type="float" office:value="14.1" table:style-name="ce1">
            <text:p>14.1</text:p>
          </table:table-cell>
          <table:table-cell office:value-type="float" office:value="0" table:style-name="ce1">
            <text:p>0</text:p>
          </table:table-cell>
          <table:table-cell office:value-type="float" office:value="24.8" table:style-name="ce1">
            <text:p>24.8</text:p>
          </table:table-cell>
          <table:table-cell office:value-type="float" office:value="75.2" table:style-name="ce1">
            <text:p>75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69H59M40.000S" table:style-name="ce9">
            <text:p>17:59:40</text:p>
          </table:table-cell>
          <table:table-cell office:value-type="float" office:value="65.5" table:style-name="ce1">
            <text:p>65.5</text:p>
          </table:table-cell>
          <table:table-cell office:value-type="float" office:value="23.4" table:style-name="ce1">
            <text:p>23.4</text:p>
          </table:table-cell>
          <table:table-cell office:value-type="float" office:value="0" table:style-name="ce1">
            <text:p>0</text:p>
          </table:table-cell>
          <table:table-cell office:value-type="float" office:value="11.1" table:style-name="ce1">
            <text:p>11.1</text:p>
          </table:table-cell>
          <table:table-cell office:value-type="float" office:value="88.9" table:style-name="ce1">
            <text:p>88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70H0M10.000S" table:style-name="ce9">
            <text:p>18:00:10</text:p>
          </table:table-cell>
          <table:table-cell office:value-type="float" office:value="64.400000000000006" table:style-name="ce1">
            <text:p>64.4</text:p>
          </table:table-cell>
          <table:table-cell office:value-type="float" office:value="24.7" table:style-name="ce1">
            <text:p>24.7</text:p>
          </table:table-cell>
          <table:table-cell office:value-type="float" office:value="0" table:style-name="ce1">
            <text:p>0</text:p>
          </table:table-cell>
          <table:table-cell office:value-type="float" office:value="10.9" table:style-name="ce1">
            <text:p>10.9</text:p>
          </table:table-cell>
          <table:table-cell office:value-type="float" office:value="89.100000000000009" table:style-name="ce1">
            <text:p>89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70H0M40.000S" table:style-name="ce9">
            <text:p>18:00:40</text:p>
          </table:table-cell>
          <table:table-cell office:value-type="float" office:value="64.599999999999994" table:style-name="ce1">
            <text:p>64.6</text:p>
          </table:table-cell>
          <table:table-cell office:value-type="float" office:value="26.8" table:style-name="ce1">
            <text:p>26.8</text:p>
          </table:table-cell>
          <table:table-cell office:value-type="float" office:value="0" table:style-name="ce1">
            <text:p>0</text:p>
          </table:table-cell>
          <table:table-cell office:value-type="float" office:value="8.6" table:style-name="ce1">
            <text:p>8.6</text:p>
          </table:table-cell>
          <table:table-cell office:value-type="float" office:value="91.399999999999991" table:style-name="ce1">
            <text:p>91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70H1M10.000S" table:style-name="ce9">
            <text:p>18:01:10</text:p>
          </table:table-cell>
          <table:table-cell office:value-type="float" office:value="59.1" table:style-name="ce1">
            <text:p>59.1</text:p>
          </table:table-cell>
          <table:table-cell office:value-type="float" office:value="27.6" table:style-name="ce1">
            <text:p>27.6</text:p>
          </table:table-cell>
          <table:table-cell office:value-type="float" office:value="0.1" table:style-name="ce1">
            <text:p>0.1</text:p>
          </table:table-cell>
          <table:table-cell office:value-type="float" office:value="13.2" table:style-name="ce1">
            <text:p>13.2</text:p>
          </table:table-cell>
          <table:table-cell office:value-type="float" office:value="86.7" table:style-name="ce1">
            <text:p>86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70H1M40.000S" table:style-name="ce9">
            <text:p>18:01:40</text:p>
          </table:table-cell>
          <table:table-cell office:value-type="float" office:value="24.8" table:style-name="ce1">
            <text:p>24.8</text:p>
          </table:table-cell>
          <table:table-cell office:value-type="float" office:value="11" table:style-name="ce1">
            <text:p>11</text:p>
          </table:table-cell>
          <table:table-cell office:value-type="float" office:value="0.1" table:style-name="ce1">
            <text:p>0.1</text:p>
          </table:table-cell>
          <table:table-cell office:value-type="float" office:value="64.099999999999994" table:style-name="ce1">
            <text:p>64.1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8.728571428571435" table:style-name="ce1">
            <text:p>48.72857143</text:p>
          </table:table-cell>
          <table:table-cell office:value-type="float" office:value="18.385714285714283" table:style-name="ce1">
            <text:p>18.38571429</text:p>
          </table:table-cell>
          <table:table-cell office:value-type="float" office:value="2.8571428571428574E-2" table:style-name="ce1">
            <text:p>0.028571429</text:p>
          </table:table-cell>
          <table:table-cell office:value-type="float" office:value="32.857142857142854" table:style-name="ce1">
            <text:p>32.85714286</text:p>
          </table:table-cell>
          <table:table-cell office:value-type="float" office:value="67.114285714285714" table:style-name="ce1">
            <text:p>67.11428571</text:p>
          </table:table-cell>
          <table:table-cell table:number-columns-repeated="16378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49.571428571428562" table:style-name="ce11">
            <text:p>49.6</text:p>
          </table:table-cell>
          <table:table-cell office:value-type="float" office:value="17.714285714285715" table:style-name="ce11">
            <text:p>17.7</text:p>
          </table:table-cell>
          <table:table-cell office:value-type="float" office:value="7.1428571428571425E-2" table:style-name="ce11">
            <text:p>0.1</text:p>
          </table:table-cell>
          <table:table-cell office:value-type="float" office:value="32.628571428571433" table:style-name="ce11">
            <text:p>32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49.114285714285714" table:style-name="ce11">
            <text:p>49.1</text:p>
          </table:table-cell>
          <table:table-cell office:value-type="float" office:value="18.900000000000002" table:style-name="ce11">
            <text:p>18.9</text:p>
          </table:table-cell>
          <table:table-cell office:value-type="float" office:value="5.7142857142857148E-2" table:style-name="ce11">
            <text:p>0.1</text:p>
          </table:table-cell>
          <table:table-cell office:value-type="float" office:value="31.900000000000002" table:style-name="ce11">
            <text:p>31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48.928571428571431" table:style-name="ce11">
            <text:p>48.9</text:p>
          </table:table-cell>
          <table:table-cell office:value-type="float" office:value="18.714285714285715" table:style-name="ce11">
            <text:p>18.7</text:p>
          </table:table-cell>
          <table:table-cell office:value-type="float" office:value="4.2857142857142864E-2" table:style-name="ce11">
            <text:p>0.0</text:p>
          </table:table-cell>
          <table:table-cell office:value-type="float" office:value="32.31428571428571" table:style-name="ce11">
            <text:p>32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49.442857142857136" table:style-name="ce11">
            <text:p>49.4</text:p>
          </table:table-cell>
          <table:table-cell office:value-type="float" office:value="18.042857142857141" table:style-name="ce11">
            <text:p>18.0</text:p>
          </table:table-cell>
          <table:table-cell office:value-type="float" office:value="2.8571428571428574E-2" table:style-name="ce11">
            <text:p>0.0</text:p>
          </table:table-cell>
          <table:table-cell office:value-type="float" office:value="32.457142857142856" table:style-name="ce11">
            <text:p>32.5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88889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31944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3969H58M40.000S" table:style-name="ce9">
            <text:p>17:58:40</text:p>
          </table:table-cell>
          <table:table-cell office:value-type="float" office:value="0" table:style-name="ce1">
            <text:p>0</text:p>
          </table:table-cell>
          <table:table-cell office:value-type="float" office:value="14.6" table:style-name="ce1">
            <text:p>14.6</text:p>
          </table:table-cell>
          <table:table-cell office:value-type="float" office:value="3.6" table:style-name="ce1">
            <text:p>3.6</text:p>
          </table:table-cell>
          <table:table-cell table:number-columns-repeated="16380"/>
        </table:table-row>
        <table:table-row table:style-name="ro1">
          <table:table-cell office:value-type="time" office:time-value="PT983969H59M10.000S" table:style-name="ce9">
            <text:p>17:59:10</text:p>
          </table:table-cell>
          <table:table-cell office:value-type="float" office:value="0" table:style-name="ce1">
            <text:p>0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time" office:time-value="PT983969H59M40.000S" table:style-name="ce9">
            <text:p>17:59:40</text:p>
          </table:table-cell>
          <table:table-cell office:value-type="float" office:value="0" table:style-name="ce1">
            <text:p>0</text:p>
          </table:table-cell>
          <table:table-cell office:value-type="float" office:value="2681" table:style-name="ce1">
            <text:p>2681</text:p>
          </table:table-cell>
          <table:table-cell office:value-type="float" office:value="12.4" table:style-name="ce1">
            <text:p>12.4</text:p>
          </table:table-cell>
          <table:table-cell table:number-columns-repeated="16380"/>
        </table:table-row>
        <table:table-row table:style-name="ro1">
          <table:table-cell office:value-type="time" office:time-value="PT983970H0M10.000S" table:style-name="ce9">
            <text:p>18:00:10</text:p>
          </table:table-cell>
          <table:table-cell office:value-type="float" office:value="0" table:style-name="ce1">
            <text:p>0</text:p>
          </table:table-cell>
          <table:table-cell office:value-type="float" office:value="2165" table:style-name="ce1">
            <text:p>2165</text:p>
          </table:table-cell>
          <table:table-cell office:value-type="float" office:value="11.6" table:style-name="ce1">
            <text:p>11.6</text:p>
          </table:table-cell>
          <table:table-cell table:number-columns-repeated="16380"/>
        </table:table-row>
        <table:table-row table:style-name="ro1">
          <table:table-cell office:value-type="time" office:time-value="PT983970H0M40.000S" table:style-name="ce9">
            <text:p>18:00:40</text:p>
          </table:table-cell>
          <table:table-cell office:value-type="float" office:value="0" table:style-name="ce1">
            <text:p>0</text:p>
          </table:table-cell>
          <table:table-cell office:value-type="float" office:value="1633" table:style-name="ce1">
            <text:p>163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time" office:time-value="PT983970H1M10.000S" table:style-name="ce9">
            <text:p>18:01:10</text:p>
          </table:table-cell>
          <table:table-cell office:value-type="float" office:value="0" table:style-name="ce1">
            <text:p>0</text:p>
          </table:table-cell>
          <table:table-cell office:value-type="float" office:value="1627.6" table:style-name="ce1">
            <text:p>1627.6</text:p>
          </table:table-cell>
          <table:table-cell office:value-type="float" office:value="17.399999999999999" table:style-name="ce1">
            <text:p>17.4</text:p>
          </table:table-cell>
          <table:table-cell table:number-columns-repeated="16380"/>
        </table:table-row>
        <table:table-row table:style-name="ro1">
          <table:table-cell office:value-type="time" office:time-value="PT983970H1M40.000S" table:style-name="ce9">
            <text:p>18:01:40</text:p>
          </table:table-cell>
          <table:table-cell office:value-type="float" office:value="0" table:style-name="ce1">
            <text:p>0</text:p>
          </table:table-cell>
          <table:table-cell office:value-type="float" office:value="149.80000000000001" table:style-name="ce1">
            <text:p>149.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8)" table:style-name="ce8">
            <text:p>0.0</text:p>
          </table:table-cell>
          <table:table-cell office:value-type="float" office:value="1192.0857142857142" table:formula="msoxl:=AVERAGE(C2:C8)" table:style-name="ce8">
            <text:p>1192.1</text:p>
          </table:table-cell>
          <table:table-cell office:value-type="float" office:value="9.2857142857142865" table:formula="msoxl:=AVERAGE(D2:D8)" table:style-name="ce8">
            <text:p>9.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0=0,0,MAX(SUMPRODUCT(B2:B8,B2:B8)/SUM(B2:B8)-B10,0))" table:style-name="ce8">
            <text:p>0.0</text:p>
          </table:table-cell>
          <table:table-cell office:value-type="float" office:value="871.38370545879184" table:formula="msoxl:=IF(C10=0,0,MAX(SUMPRODUCT(C2:C8,C2:C8)/SUM(C2:C8)-C10,0))" table:style-name="ce8">
            <text:p>871.4</text:p>
          </table:table-cell>
          <table:table-cell office:value-type="float" office:value="4.0687472527472508" table:formula="msoxl:=IF(D10=0,0,MAX(SUMPRODUCT(D2:D8,D2:D8)/SUM(D2:D8)-D10,0))" table:style-name="ce8">
            <text:p>4.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8)-B10-B11)" table:style-name="ce8">
            <text:p>0.0</text:p>
          </table:table-cell>
          <table:table-cell office:value-type="float" office:value="617.53058025549399" table:formula="msoxl:=ABS(MAX(C2:C8)-C10-C11)" table:style-name="ce8">
            <text:p>617.5</text:p>
          </table:table-cell>
          <table:table-cell office:value-type="float" office:value="4.0455384615384613" table:formula="msoxl:=ABS(MAX(D2:D8)-D10-D11)" table:style-name="ce8">
            <text:p>4.0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88889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31944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969H58M40.000S" table:style-name="ce9">
            <text:p>17:58:4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" table:style-name="ce1">
            <text:p>8</text:p>
          </table:table-cell>
          <table:table-cell table:number-columns-repeated="16128"/>
        </table:table-row>
        <table:table-row table:style-name="ro1">
          <table:table-cell office:value-type="time" office:time-value="PT983969H59M10.000S" table:style-name="ce9">
            <text:p>17:59:10</text:p>
          </table:table-cell>
          <table:table-cell office:value-type="float" office:value="38.1" table:style-name="ce1">
            <text:p>38.1</text:p>
          </table:table-cell>
          <table:table-cell office:value-type="float" office:value="38.1" table:style-name="ce1">
            <text:p>3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6.2" table:style-name="ce1">
            <text:p>76.2</text:p>
          </table:table-cell>
          <table:table-cell table:number-columns-repeated="16128"/>
        </table:table-row>
        <table:table-row table:style-name="ro1">
          <table:table-cell office:value-type="time" office:time-value="PT983969H59M40.000S" table:style-name="ce9">
            <text:p>17:59:40</text:p>
          </table:table-cell>
          <table:table-cell office:value-type="float" office:value="217.4" table:style-name="ce1">
            <text:p>217.4</text:p>
          </table:table-cell>
          <table:table-cell office:value-type="float" office:value="217.4" table:style-name="ce1">
            <text:p>21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34.8" table:style-name="ce1">
            <text:p>434.8</text:p>
          </table:table-cell>
          <table:table-cell table:number-columns-repeated="16128"/>
        </table:table-row>
        <table:table-row table:style-name="ro1">
          <table:table-cell office:value-type="time" office:time-value="PT983970H0M10.000S" table:style-name="ce9">
            <text:p>18:00:10</text:p>
          </table:table-cell>
          <table:table-cell office:value-type="float" office:value="187.7" table:style-name="ce1">
            <text:p>187.7</text:p>
          </table:table-cell>
          <table:table-cell office:value-type="float" office:value="187.7" table:style-name="ce1">
            <text:p>18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75.4" table:style-name="ce1">
            <text:p>375.4</text:p>
          </table:table-cell>
          <table:table-cell table:number-columns-repeated="16128"/>
        </table:table-row>
        <table:table-row table:style-name="ro1">
          <table:table-cell office:value-type="time" office:time-value="PT983970H0M40.000S" table:style-name="ce9">
            <text:p>18:00:40</text:p>
          </table:table-cell>
          <table:table-cell office:value-type="float" office:value="101.6" table:style-name="ce1">
            <text:p>101.6</text:p>
          </table:table-cell>
          <table:table-cell office:value-type="float" office:value="101.6" table:style-name="ce1">
            <text:p>10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3.2" table:style-name="ce1">
            <text:p>203.2</text:p>
          </table:table-cell>
          <table:table-cell table:number-columns-repeated="16128"/>
        </table:table-row>
        <table:table-row table:style-name="ro1">
          <table:table-cell office:value-type="time" office:time-value="PT983970H1M10.000S" table:style-name="ce9">
            <text:p>18:01:10</text:p>
          </table:table-cell>
          <table:table-cell office:value-type="float" office:value="93.2" table:style-name="ce1">
            <text:p>93.2</text:p>
          </table:table-cell>
          <table:table-cell office:value-type="float" office:value="93.2" table:style-name="ce1">
            <text:p>9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6.4" table:style-name="ce1">
            <text:p>186.4</text:p>
          </table:table-cell>
          <table:table-cell table:number-columns-repeated="16128"/>
        </table:table-row>
        <table:table-row table:style-name="ro1">
          <table:table-cell office:value-type="time" office:time-value="PT983970H1M40.000S" table:style-name="ce9">
            <text:p>18:01:40</text:p>
          </table:table-cell>
          <table:table-cell office:value-type="float" office:value="74.900000000000006" table:style-name="ce1">
            <text:p>74.9</text:p>
          </table:table-cell>
          <table:table-cell office:value-type="float" office:value="74.900000000000006" table:style-name="ce1">
            <text:p>7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9.80000000000001" table:style-name="ce1">
            <text:p>149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2.41428571428571" table:formula="msoxl:=AVERAGE(B2:B8)" table:style-name="ce8">
            <text:p>102.4</text:p>
          </table:table-cell>
          <table:table-cell office:value-type="float" office:value="102.41428571428571" table:formula="msoxl:=AVERAGE(C2:C8)" table:style-name="ce8">
            <text:p>102.4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9.044034832513006" table:formula="msoxl:=IF(B10=0,0,MAX(SUMPRODUCT(B2:B8,B2:B8)/SUM(B2:B8)-B10,0))" table:style-name="ce8">
            <text:p>49.0</text:p>
          </table:table-cell>
          <table:table-cell office:value-type="float" office:value="49.044034832513006" table:formula="msoxl:=IF(C10=0,0,MAX(SUMPRODUCT(C2:C8,C2:C8)/SUM(C2:C8)-C10,0))" table:style-name="ce8">
            <text:p>49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5.941679453201289" table:formula="msoxl:=ABS(MAX(B2:B8)-B10-B11)" table:style-name="ce8">
            <text:p>65.9</text:p>
          </table:table-cell>
          <table:table-cell office:value-type="float" office:value="65.941679453201289" table:formula="msoxl:=ABS(MAX(C2:C8)-C10-C11)" table:style-name="ce8">
            <text:p>65.9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51.45832054679872" table:formula="msoxl:=B10+ B11" table:style-name="ce8">
            <text:p>151.5</text:p>
          </table:table-cell>
          <table:table-cell office:value-type="float" office:value="151.45832054679872" table:formula="msoxl:=C10+ C11" table:style-name="ce8">
            <text:p>151.5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88889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31944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969H58M40.000S" table:style-name="ce9">
            <text:p>17:58:40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9" table:style-name="ce1">
            <text:p>0.9</text:p>
          </table:table-cell>
          <table:table-cell table:number-columns-repeated="16128"/>
        </table:table-row>
        <table:table-row table:style-name="ro1">
          <table:table-cell office:value-type="time" office:time-value="PT983969H59M10.000S" table:style-name="ce9">
            <text:p>17:59:10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3969H59M40.000S" table:style-name="ce9">
            <text:p>17:59:40</text:p>
          </table:table-cell>
          <table:table-cell office:value-type="float" office:value="4.7" table:style-name="ce1">
            <text:p>4.7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4" table:style-name="ce1">
            <text:p>9.4</text:p>
          </table:table-cell>
          <table:table-cell table:number-columns-repeated="16128"/>
        </table:table-row>
        <table:table-row table:style-name="ro1">
          <table:table-cell office:value-type="time" office:time-value="PT983970H0M10.000S" table:style-name="ce9">
            <text:p>18:00:10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5999999999999996" table:style-name="ce1">
            <text:p>4.6</text:p>
          </table:table-cell>
          <table:table-cell table:number-columns-repeated="16128"/>
        </table:table-row>
        <table:table-row table:style-name="ro1">
          <table:table-cell office:value-type="time" office:time-value="PT983970H0M40.000S" table:style-name="ce9">
            <text:p>18:00:40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3000000000000007" table:style-name="ce1">
            <text:p>8.3</text:p>
          </table:table-cell>
          <table:table-cell table:number-columns-repeated="16128"/>
        </table:table-row>
        <table:table-row table:style-name="ro1">
          <table:table-cell office:value-type="time" office:time-value="PT983970H1M10.000S" table:style-name="ce9">
            <text:p>18:01:10</text:p>
          </table:table-cell>
          <table:table-cell office:value-type="float" office:value="2.8" table:style-name="ce1">
            <text:p>2.8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6" table:style-name="ce1">
            <text:p>5.6</text:p>
          </table:table-cell>
          <table:table-cell table:number-columns-repeated="16128"/>
        </table:table-row>
        <table:table-row table:style-name="ro1">
          <table:table-cell office:value-type="time" office:time-value="PT983970H1M40.000S" table:style-name="ce9">
            <text:p>18:01:40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.0857142857142859" table:formula="msoxl:=AVERAGE(B2:B8)" table:style-name="ce8">
            <text:p>2.1</text:p>
          </table:table-cell>
          <table:table-cell office:value-type="float" office:value="2.2285714285714286" table:formula="msoxl:=AVERAGE(C2:C8)" table:style-name="ce8">
            <text:p>2.2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4951076320939332" table:formula="msoxl:=IF(B10=0,0,MAX(SUMPRODUCT(B2:B8,B2:B8)/SUM(B2:B8)-B10,0))" table:style-name="ce8">
            <text:p>1.5</text:p>
          </table:table-cell>
          <table:table-cell office:value-type="float" office:value="1.2278388278388275" table:formula="msoxl:=IF(C10=0,0,MAX(SUMPRODUCT(C2:C8,C2:C8)/SUM(C2:C8)-C10,0))" table:style-name="ce8">
            <text:p>1.2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1191780821917812" table:formula="msoxl:=ABS(MAX(B2:B8)-B10-B11)" table:style-name="ce8">
            <text:p>1.1</text:p>
          </table:table-cell>
          <table:table-cell office:value-type="float" office:value="1.2435897435897441" table:formula="msoxl:=ABS(MAX(C2:C8)-C10-C11)" table:style-name="ce8">
            <text:p>1.2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580821917808219" table:formula="msoxl:=B10+ B11" table:style-name="ce8">
            <text:p>3.6</text:p>
          </table:table-cell>
          <table:table-cell office:value-type="float" office:value="3.4564102564102561" table:formula="msoxl:=C10+ C11" table:style-name="ce8">
            <text:p>3.5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88889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31944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969H58M40.000S" table:style-name="ce9">
            <text:p>17:58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9H59M10.000S" table:style-name="ce9">
            <text:p>17:59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9H59M40.000S" table:style-name="ce9">
            <text:p>17:59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70H0M10.000S" table:style-name="ce9">
            <text:p>18:00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70H0M40.000S" table:style-name="ce9">
            <text:p>18:00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70H1M10.000S" table:style-name="ce9">
            <text:p>18:01: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70H1M40.000S" table:style-name="ce9">
            <text:p>18:01: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8)" table:style-name="ce8">
            <text:p>0.0</text:p>
          </table:table-cell>
          <table:table-cell office:value-type="float" office:value="0" table:formula="msoxl:=AVERAGE(C2:C8)" table:style-name="ce8">
            <text:p>0.0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0=0,0,MAX(SUMPRODUCT(B2:B8,B2:B8)/SUM(B2:B8)-B10,0))" table:style-name="ce8">
            <text:p>0.0</text:p>
          </table:table-cell>
          <table:table-cell office:value-type="float" office:value="0" table:formula="msoxl:=IF(C10=0,0,MAX(SUMPRODUCT(C2:C8,C2:C8)/SUM(C2:C8)-C10,0))" table:style-name="ce8">
            <text:p>0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8)-B10-B11)" table:style-name="ce8">
            <text:p>0.0</text:p>
          </table:table-cell>
          <table:table-cell office:value-type="float" office:value="0" table:formula="msoxl:=ABS(MAX(C2:C8)-C10-C11)" table:style-name="ce8">
            <text:p>0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10+ B11" table:style-name="ce8">
            <text:p>0.0</text:p>
          </table:table-cell>
          <table:table-cell office:value-type="float" office:value="0" table:formula="msoxl:=C10+ C11" table:style-name="ce8">
            <text:p>0.0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88889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31944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969H58M40.000S" table:style-name="ce9">
            <text:p>17:58:40</text:p>
          </table:table-cell>
          <table:table-cell office:value-type="float" office:value="7.3" table:style-name="ce1">
            <text:p>7.3</text:p>
          </table:table-cell>
          <table:table-cell office:value-type="float" office:value="7.3" table:style-name="ce1">
            <text:p>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6" table:style-name="ce1">
            <text:p>14.6</text:p>
          </table:table-cell>
          <table:table-cell table:number-columns-repeated="16128"/>
        </table:table-row>
        <table:table-row table:style-name="ro1">
          <table:table-cell office:value-type="time" office:time-value="PT983969H59M10.000S" table:style-name="ce9">
            <text:p>17:59:10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3.599999999999994" table:style-name="ce1">
            <text:p>73.6</text:p>
          </table:table-cell>
          <table:table-cell table:number-columns-repeated="16128"/>
        </table:table-row>
        <table:table-row table:style-name="ro1">
          <table:table-cell office:value-type="time" office:time-value="PT983969H59M40.000S" table:style-name="ce9">
            <text:p>17:59:40</text:p>
          </table:table-cell>
          <table:table-cell office:value-type="float" office:value="1340.5" table:style-name="ce1">
            <text:p>1340.5</text:p>
          </table:table-cell>
          <table:table-cell office:value-type="float" office:value="1340.5" table:style-name="ce1">
            <text:p>134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81" table:style-name="ce1">
            <text:p>2681</text:p>
          </table:table-cell>
          <table:table-cell table:number-columns-repeated="16128"/>
        </table:table-row>
        <table:table-row table:style-name="ro1">
          <table:table-cell office:value-type="time" office:time-value="PT983970H0M10.000S" table:style-name="ce9">
            <text:p>18:00:10</text:p>
          </table:table-cell>
          <table:table-cell office:value-type="float" office:value="1082.5" table:style-name="ce1">
            <text:p>1082.5</text:p>
          </table:table-cell>
          <table:table-cell office:value-type="float" office:value="1082.5" table:style-name="ce1">
            <text:p>108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65" table:style-name="ce1">
            <text:p>2165</text:p>
          </table:table-cell>
          <table:table-cell table:number-columns-repeated="16128"/>
        </table:table-row>
        <table:table-row table:style-name="ro1">
          <table:table-cell office:value-type="time" office:time-value="PT983970H0M40.000S" table:style-name="ce9">
            <text:p>18:00:40</text:p>
          </table:table-cell>
          <table:table-cell office:value-type="float" office:value="816.5" table:style-name="ce1">
            <text:p>816.5</text:p>
          </table:table-cell>
          <table:table-cell office:value-type="float" office:value="816.5" table:style-name="ce1">
            <text:p>81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33" table:style-name="ce1">
            <text:p>1633</text:p>
          </table:table-cell>
          <table:table-cell table:number-columns-repeated="16128"/>
        </table:table-row>
        <table:table-row table:style-name="ro1">
          <table:table-cell office:value-type="time" office:time-value="PT983970H1M10.000S" table:style-name="ce9">
            <text:p>18:01:10</text:p>
          </table:table-cell>
          <table:table-cell office:value-type="float" office:value="813.8" table:style-name="ce1">
            <text:p>813.8</text:p>
          </table:table-cell>
          <table:table-cell office:value-type="float" office:value="813.8" table:style-name="ce1">
            <text:p>81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27.6" table:style-name="ce1">
            <text:p>1627.6</text:p>
          </table:table-cell>
          <table:table-cell table:number-columns-repeated="16128"/>
        </table:table-row>
        <table:table-row table:style-name="ro1">
          <table:table-cell office:value-type="time" office:time-value="PT983970H1M40.000S" table:style-name="ce9">
            <text:p>18:01:40</text:p>
          </table:table-cell>
          <table:table-cell office:value-type="float" office:value="74.900000000000006" table:style-name="ce1">
            <text:p>74.9</text:p>
          </table:table-cell>
          <table:table-cell office:value-type="float" office:value="74.900000000000006" table:style-name="ce1">
            <text:p>7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9.80000000000001" table:style-name="ce1">
            <text:p>149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96.04285714285709" table:formula="msoxl:=AVERAGE(B2:B8)" table:style-name="ce8">
            <text:p>596.0</text:p>
          </table:table-cell>
          <table:table-cell office:value-type="float" office:value="596.04285714285709" table:formula="msoxl:=AVERAGE(C2:C8)" table:style-name="ce8">
            <text:p>596.0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35.69185272939592" table:formula="msoxl:=IF(B10=0,0,MAX(SUMPRODUCT(B2:B8,B2:B8)/SUM(B2:B8)-B10,0))" table:style-name="ce8">
            <text:p>435.7</text:p>
          </table:table-cell>
          <table:table-cell office:value-type="float" office:value="435.69185272939592" table:formula="msoxl:=IF(C10=0,0,MAX(SUMPRODUCT(C2:C8,C2:C8)/SUM(C2:C8)-C10,0))" table:style-name="ce8">
            <text:p>435.7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08.76529012774699" table:formula="msoxl:=ABS(MAX(B2:B8)-B10-B11)" table:style-name="ce8">
            <text:p>308.8</text:p>
          </table:table-cell>
          <table:table-cell office:value-type="float" office:value="308.76529012774699" table:formula="msoxl:=ABS(MAX(C2:C8)-C10-C11)" table:style-name="ce8">
            <text:p>308.8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031.734709872253" table:formula="msoxl:=B10+ B11" table:style-name="ce8">
            <text:p>1031.7</text:p>
          </table:table-cell>
          <table:table-cell office:value-type="float" office:value="1031.734709872253" table:formula="msoxl:=C10+ C11" table:style-name="ce8">
            <text:p>1031.7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88889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31944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969H58M40.000S" table:style-name="ce9">
            <text:p>17:58:40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6" table:style-name="ce1">
            <text:p>3.6</text:p>
          </table:table-cell>
          <table:table-cell table:number-columns-repeated="16128"/>
        </table:table-row>
        <table:table-row table:style-name="ro1">
          <table:table-cell office:value-type="time" office:time-value="PT983969H59M10.000S" table:style-name="ce9">
            <text:p>17:59: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" table:style-name="ce1">
            <text:p>2</text:p>
          </table:table-cell>
          <table:table-cell table:number-columns-repeated="16128"/>
        </table:table-row>
        <table:table-row table:style-name="ro1">
          <table:table-cell office:value-type="time" office:time-value="PT983969H59M40.000S" table:style-name="ce9">
            <text:p>17:59:40</text:p>
          </table:table-cell>
          <table:table-cell office:value-type="float" office:value="6.2" table:style-name="ce1">
            <text:p>6.2</text:p>
          </table:table-cell>
          <table:table-cell office:value-type="float" office:value="6.2" table:style-name="ce1">
            <text:p>6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4" table:style-name="ce1">
            <text:p>12.4</text:p>
          </table:table-cell>
          <table:table-cell table:number-columns-repeated="16128"/>
        </table:table-row>
        <table:table-row table:style-name="ro1">
          <table:table-cell office:value-type="time" office:time-value="PT983970H0M10.000S" table:style-name="ce9">
            <text:p>18:00:10</text:p>
          </table:table-cell>
          <table:table-cell office:value-type="float" office:value="5.8" table:style-name="ce1">
            <text:p>5.8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6" table:style-name="ce1">
            <text:p>11.6</text:p>
          </table:table-cell>
          <table:table-cell table:number-columns-repeated="16128"/>
        </table:table-row>
        <table:table-row table:style-name="ro1">
          <table:table-cell office:value-type="time" office:time-value="PT983970H0M40.000S" table:style-name="ce9">
            <text:p>18:00:4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" table:style-name="ce1">
            <text:p>16</text:p>
          </table:table-cell>
          <table:table-cell table:number-columns-repeated="16128"/>
        </table:table-row>
        <table:table-row table:style-name="ro1">
          <table:table-cell office:value-type="time" office:time-value="PT983970H1M10.000S" table:style-name="ce9">
            <text:p>18:01:10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.399999999999999" table:style-name="ce1">
            <text:p>17.4</text:p>
          </table:table-cell>
          <table:table-cell table:number-columns-repeated="16128"/>
        </table:table-row>
        <table:table-row table:style-name="ro1">
          <table:table-cell office:value-type="time" office:time-value="PT983970H1M40.000S" table:style-name="ce9">
            <text:p>18:01: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" table:style-name="ce1">
            <text:p>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.6428571428571432" table:formula="msoxl:=AVERAGE(B2:B8)" table:style-name="ce8">
            <text:p>4.6</text:p>
          </table:table-cell>
          <table:table-cell office:value-type="float" office:value="4.6428571428571432" table:formula="msoxl:=AVERAGE(C2:C8)" table:style-name="ce8">
            <text:p>4.6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0343736263736254" table:formula="msoxl:=IF(B10=0,0,MAX(SUMPRODUCT(B2:B8,B2:B8)/SUM(B2:B8)-B10,0))" table:style-name="ce8">
            <text:p>2.0</text:p>
          </table:table-cell>
          <table:table-cell office:value-type="float" office:value="2.0343736263736254" table:formula="msoxl:=IF(C10=0,0,MAX(SUMPRODUCT(C2:C8,C2:C8)/SUM(C2:C8)-C10,0))" table:style-name="ce8">
            <text:p>2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0227692307692307" table:formula="msoxl:=ABS(MAX(B2:B8)-B10-B11)" table:style-name="ce8">
            <text:p>2.0</text:p>
          </table:table-cell>
          <table:table-cell office:value-type="float" office:value="2.0227692307692307" table:formula="msoxl:=ABS(MAX(C2:C8)-C10-C11)" table:style-name="ce8">
            <text:p>2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.6772307692307686" table:formula="msoxl:=B10+ B11" table:style-name="ce8">
            <text:p>6.7</text:p>
          </table:table-cell>
          <table:table-cell office:value-type="float" office:value="6.6772307692307686" table:formula="msoxl:=C10+ C11" table:style-name="ce8">
            <text:p>6.7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88889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3969H58M40.000S" table:style-name="ce9">
            <text:p>17:58:40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9H59M10.000S" table:style-name="ce9">
            <text:p>17:59:10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9H59M40.000S" table:style-name="ce9">
            <text:p>17:59:40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70H0M10.000S" table:style-name="ce9">
            <text:p>18:00:10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70H0M40.000S" table:style-name="ce9">
            <text:p>18:00:40</text:p>
          </table:table-cell>
          <table:table-cell office:value-type="float" office:value="57.2" table:style-name="ce1">
            <text:p>5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70H1M10.000S" table:style-name="ce9">
            <text:p>18:01:10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70H1M40.000S" table:style-name="ce9">
            <text:p>18:01:40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857142857142854" table:formula="msoxl:=AVERAGE(B2:B8)" table:style-name="ce8">
            <text:p>56.9</text:p>
          </table:table-cell>
          <table:table-cell office:value-type="float" office:value="0" table:formula="msoxl:=AVERAGE(C2:C8)" table:style-name="ce8">
            <text:p>0.0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office:value-type="float" office:value="0" table:formula="msoxl:=AVERAGE(F2:F8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5506101938314032E-3" table:formula="msoxl:=IF(B10=0,0,MAX(SUMPRODUCT(B2:B8,B2:B8)/SUM(B2:B8)-B10,0))" table:style-name="ce8">
            <text:p>0.0</text:p>
          </table:table-cell>
          <table:table-cell office:value-type="float" office:value="0" table:formula="msoxl:=IF(C10=0,0,MAX(SUMPRODUCT(C2:C8,C2:C8)/SUM(C2:C8)-C10,0))" table:style-name="ce8">
            <text:p>0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office:value-type="float" office:value="0" table:formula="msoxl:=IF(F10=0,0,MAX(SUMPRODUCT(F2:F8,F2:F8)/SUM(F2:F8)-F10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34130653266331734" table:formula="msoxl:=ABS(MAX(B2:B8)-B10-B11)" table:style-name="ce8">
            <text:p>0.3</text:p>
          </table:table-cell>
          <table:table-cell office:value-type="float" office:value="0" table:formula="msoxl:=ABS(MAX(C2:C8)-C10-C11)" table:style-name="ce8">
            <text:p>0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office:value-type="float" office:value="0" table:formula="msoxl:=ABS(MAX(F2:F8)-F10-F11)" table:style-name="ce8">
            <text:p>0.0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88889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31944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3969H58M40.000S" table:style-name="ce9">
            <text:p>17:58:4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86.5" table:style-name="ce1">
            <text:p>4386.5</text:p>
          </table:table-cell>
          <table:table-cell office:value-type="float" office:value="3694.5" table:style-name="ce1">
            <text:p>3694.5</text:p>
          </table:table-cell>
          <table:table-cell office:value-type="float" office:value="691.9" table:style-name="ce1">
            <text:p>691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0.5" table:style-name="ce1">
            <text:p>690.5</text:p>
          </table:table-cell>
          <table:table-cell office:value-type="float" office:value="2411.1999999999998" table:style-name="ce1">
            <text:p>2411.2</text:p>
          </table:table-cell>
          <table:table-cell office:value-type="float" office:value="-1" table:style-name="ce1">
            <text:p>-1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215.8" table:style-name="ce1">
            <text:p>215.8</text:p>
          </table:table-cell>
          <table:table-cell table:number-columns-repeated="16368"/>
        </table:table-row>
        <table:table-row table:style-name="ro1">
          <table:table-cell office:value-type="time" office:time-value="PT983969H59M10.000S" table:style-name="ce9">
            <text:p>17:59:1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06.3" table:style-name="ce1">
            <text:p>4306.3</text:p>
          </table:table-cell>
          <table:table-cell office:value-type="float" office:value="3615.1" table:style-name="ce1">
            <text:p>3615.1</text:p>
          </table:table-cell>
          <table:table-cell office:value-type="float" office:value="691.2" table:style-name="ce1">
            <text:p>691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3.8" table:style-name="ce1">
            <text:p>713.8</text:p>
          </table:table-cell>
          <table:table-cell office:value-type="float" office:value="2476.1999999999998" table:style-name="ce1">
            <text:p>2476.2</text:p>
          </table:table-cell>
          <table:table-cell office:value-type="float" office:value="-1" table:style-name="ce1">
            <text:p>-1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230.6" table:style-name="ce1">
            <text:p>230.6</text:p>
          </table:table-cell>
          <table:table-cell table:number-columns-repeated="16368"/>
        </table:table-row>
        <table:table-row table:style-name="ro1">
          <table:table-cell office:value-type="time" office:time-value="PT983969H59M40.000S" table:style-name="ce9">
            <text:p>17:59:4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16.3999999999996" table:style-name="ce1">
            <text:p>4216.4</text:p>
          </table:table-cell>
          <table:table-cell office:value-type="float" office:value="3525.8" table:style-name="ce1">
            <text:p>3525.8</text:p>
          </table:table-cell>
          <table:table-cell office:value-type="float" office:value="690.5" table:style-name="ce1">
            <text:p>690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8.1" table:style-name="ce1">
            <text:p>738.1</text:p>
          </table:table-cell>
          <table:table-cell office:value-type="float" office:value="2564.1" table:style-name="ce1">
            <text:p>2564.1</text:p>
          </table:table-cell>
          <table:table-cell office:value-type="float" office:value="-1" table:style-name="ce1">
            <text:p>-1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232.3" table:style-name="ce1">
            <text:p>232.3</text:p>
          </table:table-cell>
          <table:table-cell table:number-columns-repeated="16368"/>
        </table:table-row>
        <table:table-row table:style-name="ro1">
          <table:table-cell office:value-type="time" office:time-value="PT983970H0M10.000S" table:style-name="ce9">
            <text:p>18:00:1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85.7" table:style-name="ce1">
            <text:p>4185.7</text:p>
          </table:table-cell>
          <table:table-cell office:value-type="float" office:value="3495.1" table:style-name="ce1">
            <text:p>3495.1</text:p>
          </table:table-cell>
          <table:table-cell office:value-type="float" office:value="690.6" table:style-name="ce1">
            <text:p>690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3.5" table:style-name="ce1">
            <text:p>743.5</text:p>
          </table:table-cell>
          <table:table-cell office:value-type="float" office:value="2596.8000000000002" table:style-name="ce1">
            <text:p>2596.8</text:p>
          </table:table-cell>
          <table:table-cell office:value-type="float" office:value="-1" table:style-name="ce1">
            <text:p>-1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230.7" table:style-name="ce1">
            <text:p>230.7</text:p>
          </table:table-cell>
          <table:table-cell table:number-columns-repeated="16368"/>
        </table:table-row>
        <table:table-row table:style-name="ro1">
          <table:table-cell office:value-type="time" office:time-value="PT983970H0M40.000S" table:style-name="ce9">
            <text:p>18:00:4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80.3" table:style-name="ce1">
            <text:p>4180.3</text:p>
          </table:table-cell>
          <table:table-cell office:value-type="float" office:value="3489.9" table:style-name="ce1">
            <text:p>3489.9</text:p>
          </table:table-cell>
          <table:table-cell office:value-type="float" office:value="690.4" table:style-name="ce1">
            <text:p>690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5.6" table:style-name="ce1">
            <text:p>745.6</text:p>
          </table:table-cell>
          <table:table-cell office:value-type="float" office:value="2600.9" table:style-name="ce1">
            <text:p>2600.9</text:p>
          </table:table-cell>
          <table:table-cell office:value-type="float" office:value="-1" table:style-name="ce1">
            <text:p>-1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231.8" table:style-name="ce1">
            <text:p>231.8</text:p>
          </table:table-cell>
          <table:table-cell table:number-columns-repeated="16368"/>
        </table:table-row>
        <table:table-row table:style-name="ro1">
          <table:table-cell office:value-type="time" office:time-value="PT983970H1M10.000S" table:style-name="ce9">
            <text:p>18:01:1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89.8" table:style-name="ce1">
            <text:p>4189.8</text:p>
          </table:table-cell>
          <table:table-cell office:value-type="float" office:value="3499.4" table:style-name="ce1">
            <text:p>3499.4</text:p>
          </table:table-cell>
          <table:table-cell office:value-type="float" office:value="690.4" table:style-name="ce1">
            <text:p>690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5.3" table:style-name="ce1">
            <text:p>735.3</text:p>
          </table:table-cell>
          <table:table-cell office:value-type="float" office:value="2591.6" table:style-name="ce1">
            <text:p>2591.6</text:p>
          </table:table-cell>
          <table:table-cell office:value-type="float" office:value="-1" table:style-name="ce1">
            <text:p>-1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229.8" table:style-name="ce1">
            <text:p>229.8</text:p>
          </table:table-cell>
          <table:table-cell table:number-columns-repeated="16368"/>
        </table:table-row>
        <table:table-row table:style-name="ro1">
          <table:table-cell office:value-type="time" office:time-value="PT983970H1M40.000S" table:style-name="ce9">
            <text:p>18:01:40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22.3" table:style-name="ce1">
            <text:p>4222.3</text:p>
          </table:table-cell>
          <table:table-cell office:value-type="float" office:value="3531.4" table:style-name="ce1">
            <text:p>3531.4</text:p>
          </table:table-cell>
          <table:table-cell office:value-type="float" office:value="690.8" table:style-name="ce1">
            <text:p>690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7.6" table:style-name="ce1">
            <text:p>697.6</text:p>
          </table:table-cell>
          <table:table-cell office:value-type="float" office:value="2566.8000000000002" table:style-name="ce1">
            <text:p>2566.8</text:p>
          </table:table-cell>
          <table:table-cell office:value-type="float" office:value="-1" table:style-name="ce1">
            <text:p>-1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222.2" table:style-name="ce1">
            <text:p>222.2</text:p>
          </table:table-cell>
          <table:table-cell table:number-columns-repeated="16368"/>
        </table:table-row>
        <table:table-row table:number-rows-repeated="1048568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88889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31944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75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3969H58M40.000S" table:style-name="ce9">
            <text:p>17:58:40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60000000000000009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3969H59M10.000S" table:style-name="ce9">
            <text:p>17:59:10</text:p>
          </table:table-cell>
          <table:table-cell office:value-type="float" office:value="6152.4" table:style-name="ce1">
            <text:p>6152.4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6152.4" table:style-name="ce1">
            <text:p>6152.4</text:p>
          </table:table-cell>
          <table:table-cell office:value-type="float" office:value="570.4" table:style-name="ce1">
            <text:p>570.4</text:p>
          </table:table-cell>
          <table:table-cell office:value-type="float" office:value="12304.8" table:style-name="ce1">
            <text:p>12304.8</text:p>
          </table:table-cell>
          <table:table-cell office:value-type="float" office:value="604.1" table:style-name="ce1">
            <text:p>604.1</text:p>
          </table:table-cell>
          <table:table-cell office:value-type="float" office:value="6186.0999999999995" table:style-name="ce1">
            <text:p>6186.1</text:p>
          </table:table-cell>
          <table:table-cell office:value-type="float" office:value="-6722.7999999999993" table:style-name="ce1">
            <text:p>-6722.8</text:p>
          </table:table-cell>
          <table:table-cell table:number-columns-repeated="16375"/>
        </table:table-row>
        <table:table-row table:style-name="ro1">
          <table:table-cell office:value-type="time" office:time-value="PT983969H59M40.000S" table:style-name="ce9">
            <text:p>17:59:40</text:p>
          </table:table-cell>
          <table:table-cell office:value-type="float" office:value="8112.9" table:style-name="ce1">
            <text:p>8112.9</text:p>
          </table:table-cell>
          <table:table-cell office:value-type="float" office:value="26.2" table:style-name="ce1">
            <text:p>26.2</text:p>
          </table:table-cell>
          <table:table-cell office:value-type="float" office:value="8112.9" table:style-name="ce1">
            <text:p>8112.9</text:p>
          </table:table-cell>
          <table:table-cell office:value-type="float" office:value="780.5" table:style-name="ce1">
            <text:p>780.5</text:p>
          </table:table-cell>
          <table:table-cell office:value-type="float" office:value="16225.8" table:style-name="ce1">
            <text:p>16225.8</text:p>
          </table:table-cell>
          <table:table-cell office:value-type="float" office:value="806.7" table:style-name="ce1">
            <text:p>806.7</text:p>
          </table:table-cell>
          <table:table-cell office:value-type="float" office:value="8139.0999999999995" table:style-name="ce1">
            <text:p>8139.1</text:p>
          </table:table-cell>
          <table:table-cell office:value-type="float" office:value="-8893.4" table:style-name="ce1">
            <text:p>-8893.4</text:p>
          </table:table-cell>
          <table:table-cell table:number-columns-repeated="16375"/>
        </table:table-row>
        <table:table-row table:style-name="ro1">
          <table:table-cell office:value-type="time" office:time-value="PT983970H0M10.000S" table:style-name="ce9">
            <text:p>18:00:10</text:p>
          </table:table-cell>
          <table:table-cell office:value-type="float" office:value="0" table:style-name="ce1">
            <text:p>0</text:p>
          </table:table-cell>
          <table:table-cell office:value-type="float" office:value="24.7" table:style-name="ce1">
            <text:p>24.7</text:p>
          </table:table-cell>
          <table:table-cell office:value-type="float" office:value="0" table:style-name="ce1">
            <text:p>0</text:p>
          </table:table-cell>
          <table:table-cell office:value-type="float" office:value="677.4" table:style-name="ce1">
            <text:p>677.4</text:p>
          </table:table-cell>
          <table:table-cell office:value-type="float" office:value="0" table:style-name="ce1">
            <text:p>0</text:p>
          </table:table-cell>
          <table:table-cell office:value-type="float" office:value="702.1" table:style-name="ce1">
            <text:p>702.1</text:p>
          </table:table-cell>
          <table:table-cell office:value-type="float" office:value="24.7" table:style-name="ce1">
            <text:p>24.7</text:p>
          </table:table-cell>
          <table:table-cell office:value-type="float" office:value="-677.4" table:style-name="ce1">
            <text:p>-677.4</text:p>
          </table:table-cell>
          <table:table-cell table:number-columns-repeated="16375"/>
        </table:table-row>
        <table:table-row table:style-name="ro1">
          <table:table-cell office:value-type="time" office:time-value="PT983970H0M40.000S" table:style-name="ce9">
            <text:p>18:00:40</text:p>
          </table:table-cell>
          <table:table-cell office:value-type="float" office:value="8994.7999999999993" table:style-name="ce1">
            <text:p>8994.8</text:p>
          </table:table-cell>
          <table:table-cell office:value-type="float" office:value="27.8" table:style-name="ce1">
            <text:p>27.8</text:p>
          </table:table-cell>
          <table:table-cell office:value-type="float" office:value="8994.7999999999993" table:style-name="ce1">
            <text:p>8994.8</text:p>
          </table:table-cell>
          <table:table-cell office:value-type="float" office:value="630.4" table:style-name="ce1">
            <text:p>630.4</text:p>
          </table:table-cell>
          <table:table-cell office:value-type="float" office:value="17989.599999999999" table:style-name="ce1">
            <text:p>17989.6</text:p>
          </table:table-cell>
          <table:table-cell office:value-type="float" office:value="658.19999999999993" table:style-name="ce1">
            <text:p>658.2</text:p>
          </table:table-cell>
          <table:table-cell office:value-type="float" office:value="9022.5999999999985" table:style-name="ce1">
            <text:p>9022.6</text:p>
          </table:table-cell>
          <table:table-cell office:value-type="float" office:value="-9625.1999999999989" table:style-name="ce1">
            <text:p>-9625.2</text:p>
          </table:table-cell>
          <table:table-cell table:number-columns-repeated="16375"/>
        </table:table-row>
        <table:table-row table:style-name="ro1">
          <table:table-cell office:value-type="time" office:time-value="PT983970H1M10.000S" table:style-name="ce9">
            <text:p>18:01:10</text:p>
          </table:table-cell>
          <table:table-cell office:value-type="float" office:value="8591.5" table:style-name="ce1">
            <text:p>8591.5</text:p>
          </table:table-cell>
          <table:table-cell office:value-type="float" office:value="29.5" table:style-name="ce1">
            <text:p>29.5</text:p>
          </table:table-cell>
          <table:table-cell office:value-type="float" office:value="8591.5" table:style-name="ce1">
            <text:p>8591.5</text:p>
          </table:table-cell>
          <table:table-cell office:value-type="float" office:value="501.9" table:style-name="ce1">
            <text:p>501.9</text:p>
          </table:table-cell>
          <table:table-cell office:value-type="float" office:value="17183" table:style-name="ce1">
            <text:p>17183</text:p>
          </table:table-cell>
          <table:table-cell office:value-type="float" office:value="531.4" table:style-name="ce1">
            <text:p>531.4</text:p>
          </table:table-cell>
          <table:table-cell office:value-type="float" office:value="8621" table:style-name="ce1">
            <text:p>8621</text:p>
          </table:table-cell>
          <table:table-cell office:value-type="float" office:value="-9093.4" table:style-name="ce1">
            <text:p>-9093.4</text:p>
          </table:table-cell>
          <table:table-cell table:number-columns-repeated="16375"/>
        </table:table-row>
        <table:table-row table:style-name="ro1">
          <table:table-cell office:value-type="time" office:time-value="PT983970H1M40.000S" table:style-name="ce9">
            <text:p>18:01:40</text:p>
          </table:table-cell>
          <table:table-cell office:value-type="float" office:value="3513.6" table:style-name="ce1">
            <text:p>3513.6</text:p>
          </table:table-cell>
          <table:table-cell office:value-type="float" office:value="17.7" table:style-name="ce1">
            <text:p>17.7</text:p>
          </table:table-cell>
          <table:table-cell office:value-type="float" office:value="3513.6" table:style-name="ce1">
            <text:p>3513.6</text:p>
          </table:table-cell>
          <table:table-cell office:value-type="float" office:value="214.8" table:style-name="ce1">
            <text:p>214.8</text:p>
          </table:table-cell>
          <table:table-cell office:value-type="float" office:value="7027.2" table:style-name="ce1">
            <text:p>7027.2</text:p>
          </table:table-cell>
          <table:table-cell office:value-type="float" office:value="232.5" table:style-name="ce1">
            <text:p>232.5</text:p>
          </table:table-cell>
          <table:table-cell office:value-type="float" office:value="3531.2999999999997" table:style-name="ce1">
            <text:p>3531.3</text:p>
          </table:table-cell>
          <table:table-cell office:value-type="float" office:value="-3728.4" table:style-name="ce1">
            <text:p>-3728.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052.1714285714279" table:formula="msoxl:=AVERAGE(B2:B8)" table:style-name="ce8">
            <text:p>5052.2</text:p>
          </table:table-cell>
          <table:table-cell office:value-type="float" office:value="22.857142857142858" table:formula="msoxl:=AVERAGE(C2:C8)" table:style-name="ce8">
            <text:p>22.9</text:p>
          </table:table-cell>
          <table:table-cell office:value-type="float" office:value="5052.1714285714279" table:formula="msoxl:=AVERAGE(D2:D8)" table:style-name="ce8">
            <text:p>5052.2</text:p>
          </table:table-cell>
          <table:table-cell office:value-type="float" office:value="482.22857142857146" table:formula="msoxl:=AVERAGE(E2:E8)" table:style-name="ce8">
            <text:p>482.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603.2880745559396" table:formula="msoxl:=IF(B10=0,0,MAX(SUMPRODUCT(B2:B8,B2:B8)/SUM(B2:B8)-B10,0))" table:style-name="ce8">
            <text:p>2603.3</text:p>
          </table:table-cell>
          <table:table-cell office:value-type="float" office:value="4.5726071428571444" table:formula="msoxl:=IF(C10=0,0,MAX(SUMPRODUCT(C2:C8,C2:C8)/SUM(C2:C8)-C10,0))" table:style-name="ce8">
            <text:p>4.6</text:p>
          </table:table-cell>
          <table:table-cell office:value-type="float" office:value="2603.2880745559396" table:formula="msoxl:=IF(D10=0,0,MAX(SUMPRODUCT(D2:D8,D2:D8)/SUM(D2:D8)-D10,0))" table:style-name="ce8">
            <text:p>2603.3</text:p>
          </table:table-cell>
          <table:table-cell office:value-type="float" office:value="136.58112758789963" table:formula="msoxl:=IF(E10=0,0,MAX(SUMPRODUCT(E2:E8,E2:E8)/SUM(E2:E8)-E10,0))" table:style-name="ce8">
            <text:p>136.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339.3404968726318" table:formula="msoxl:=ABS(MAX(B2:B8)-B10-B11)" table:style-name="ce8">
            <text:p>1339.3</text:p>
          </table:table-cell>
          <table:table-cell office:value-type="float" office:value="6.2702500000000008" table:formula="msoxl:=ABS(MAX(C2:C8)-C10-C11)" table:style-name="ce8">
            <text:p>6.3</text:p>
          </table:table-cell>
          <table:table-cell office:value-type="float" office:value="1339.3404968726318" table:formula="msoxl:=ABS(MAX(D2:D8)-D10-D11)" table:style-name="ce8">
            <text:p>1339.3</text:p>
          </table:table-cell>
          <table:table-cell office:value-type="float" office:value="161.69030098352891" table:formula="msoxl:=ABS(MAX(E2:E8)-E10-E11)" table:style-name="ce8">
            <text:p>161.7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88889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31944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3969H58M40.000S" table:style-name="ce9">
            <text:p>17:58:40</text:p>
          </table:table-cell>
          <table:table-cell office:value-type="float" office:value="0" table:style-name="ce1">
            <text:p>0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3969H59M10.000S" table:style-name="ce9">
            <text:p>17:59:10</text:p>
          </table:table-cell>
          <table:table-cell office:value-type="float" office:value="20973" table:style-name="ce1">
            <text:p>20973</text:p>
          </table:table-cell>
          <table:table-cell office:value-type="float" office:value="226.8" table:style-name="ce1">
            <text:p>226.8</text:p>
          </table:table-cell>
          <table:table-cell office:value-type="float" office:value="20973" table:style-name="ce1">
            <text:p>20973</text:p>
          </table:table-cell>
          <table:table-cell office:value-type="float" office:value="484.9" table:style-name="ce1">
            <text:p>484.9</text:p>
          </table:table-cell>
          <table:table-cell table:number-columns-repeated="16379"/>
        </table:table-row>
        <table:table-row table:style-name="ro1">
          <table:table-cell office:value-type="time" office:time-value="PT983969H59M40.000S" table:style-name="ce9">
            <text:p>17:59:40</text:p>
          </table:table-cell>
          <table:table-cell office:value-type="float" office:value="28773.200000000001" table:style-name="ce1">
            <text:p>28773.2</text:p>
          </table:table-cell>
          <table:table-cell office:value-type="float" office:value="263.60000000000002" table:style-name="ce1">
            <text:p>263.6</text:p>
          </table:table-cell>
          <table:table-cell office:value-type="float" office:value="28773.200000000001" table:style-name="ce1">
            <text:p>28773.2</text:p>
          </table:table-cell>
          <table:table-cell office:value-type="float" office:value="598.9" table:style-name="ce1">
            <text:p>598.9</text:p>
          </table:table-cell>
          <table:table-cell table:number-columns-repeated="16379"/>
        </table:table-row>
        <table:table-row table:style-name="ro1">
          <table:table-cell office:value-type="time" office:time-value="PT983970H0M10.000S" table:style-name="ce9">
            <text:p>18:00:10</text:p>
          </table:table-cell>
          <table:table-cell office:value-type="float" office:value="30404.400000000001" table:style-name="ce1">
            <text:p>30404.4</text:p>
          </table:table-cell>
          <table:table-cell office:value-type="float" office:value="226.9" table:style-name="ce1">
            <text:p>226.9</text:p>
          </table:table-cell>
          <table:table-cell office:value-type="float" office:value="30404.400000000001" table:style-name="ce1">
            <text:p>30404.4</text:p>
          </table:table-cell>
          <table:table-cell office:value-type="float" office:value="520.20000000000005" table:style-name="ce1">
            <text:p>520.2</text:p>
          </table:table-cell>
          <table:table-cell table:number-columns-repeated="16379"/>
        </table:table-row>
        <table:table-row table:style-name="ro1">
          <table:table-cell office:value-type="time" office:time-value="PT983970H0M40.000S" table:style-name="ce9">
            <text:p>18:00:40</text:p>
          </table:table-cell>
          <table:table-cell office:value-type="float" office:value="31811.8" table:style-name="ce1">
            <text:p>31811.8</text:p>
          </table:table-cell>
          <table:table-cell office:value-type="float" office:value="221.7" table:style-name="ce1">
            <text:p>221.7</text:p>
          </table:table-cell>
          <table:table-cell office:value-type="float" office:value="31811.8" table:style-name="ce1">
            <text:p>31811.8</text:p>
          </table:table-cell>
          <table:table-cell office:value-type="float" office:value="495.6" table:style-name="ce1">
            <text:p>495.6</text:p>
          </table:table-cell>
          <table:table-cell table:number-columns-repeated="16379"/>
        </table:table-row>
        <table:table-row table:style-name="ro1">
          <table:table-cell office:value-type="time" office:time-value="PT983970H1M10.000S" table:style-name="ce9">
            <text:p>18:01:10</text:p>
          </table:table-cell>
          <table:table-cell office:value-type="float" office:value="30402" table:style-name="ce1">
            <text:p>30402</text:p>
          </table:table-cell>
          <table:table-cell office:value-type="float" office:value="197.2" table:style-name="ce1">
            <text:p>197.2</text:p>
          </table:table-cell>
          <table:table-cell office:value-type="float" office:value="30402" table:style-name="ce1">
            <text:p>30402</text:p>
          </table:table-cell>
          <table:table-cell office:value-type="float" office:value="422.3" table:style-name="ce1">
            <text:p>422.3</text:p>
          </table:table-cell>
          <table:table-cell table:number-columns-repeated="16379"/>
        </table:table-row>
        <table:table-row table:style-name="ro1">
          <table:table-cell office:value-type="time" office:time-value="PT983970H1M40.000S" table:style-name="ce9">
            <text:p>18:01:40</text:p>
          </table:table-cell>
          <table:table-cell office:value-type="float" office:value="12419.3" table:style-name="ce1">
            <text:p>12419.3</text:p>
          </table:table-cell>
          <table:table-cell office:value-type="float" office:value="105" table:style-name="ce1">
            <text:p>105</text:p>
          </table:table-cell>
          <table:table-cell office:value-type="float" office:value="12419.3" table:style-name="ce1">
            <text:p>12419.3</text:p>
          </table:table-cell>
          <table:table-cell office:value-type="float" office:value="202.6" table:style-name="ce1">
            <text:p>202.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2111.957142857143" table:formula="msoxl:=AVERAGE(B2:B8)" table:style-name="ce8">
            <text:p>22112.0</text:p>
          </table:table-cell>
          <table:table-cell office:value-type="float" office:value="178.48571428571429" table:formula="msoxl:=AVERAGE(C2:C8)" table:style-name="ce8">
            <text:p>178.5</text:p>
          </table:table-cell>
          <table:table-cell office:value-type="float" office:value="22111.957142857143" table:formula="msoxl:=AVERAGE(D2:D8)" table:style-name="ce8">
            <text:p>22112.0</text:p>
          </table:table-cell>
          <table:table-cell office:value-type="float" office:value="389.34285714285716" table:formula="msoxl:=AVERAGE(E2:E8)" table:style-name="ce8">
            <text:p>389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556.9934141459489" table:formula="msoxl:=IF(B10=0,0,MAX(SUMPRODUCT(B2:B8,B2:B8)/SUM(B2:B8)-B10,0))" table:style-name="ce8">
            <text:p>5557.0</text:p>
          </table:table-cell>
          <table:table-cell office:value-type="float" office:value="38.848830295684735" table:formula="msoxl:=IF(C10=0,0,MAX(SUMPRODUCT(C2:C8,C2:C8)/SUM(C2:C8)-C10,0))" table:style-name="ce8">
            <text:p>38.8</text:p>
          </table:table-cell>
          <table:table-cell office:value-type="float" office:value="5556.9934141459489" table:formula="msoxl:=IF(D10=0,0,MAX(SUMPRODUCT(D2:D8,D2:D8)/SUM(D2:D8)-D10,0))" table:style-name="ce8">
            <text:p>5557.0</text:p>
          </table:table-cell>
          <table:table-cell office:value-type="float" office:value="98.446634307939007" table:formula="msoxl:=IF(E10=0,0,MAX(SUMPRODUCT(E2:E8,E2:E8)/SUM(E2:E8)-E10,0))" table:style-name="ce8">
            <text:p>98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142.8494429969069" table:formula="msoxl:=ABS(MAX(B2:B8)-B10-B11)" table:style-name="ce8">
            <text:p>4142.8</text:p>
          </table:table-cell>
          <table:table-cell office:value-type="float" office:value="46.265455418600993" table:formula="msoxl:=ABS(MAX(C2:C8)-C10-C11)" table:style-name="ce8">
            <text:p>46.3</text:p>
          </table:table-cell>
          <table:table-cell office:value-type="float" office:value="4142.8494429969069" table:formula="msoxl:=ABS(MAX(D2:D8)-D10-D11)" table:style-name="ce8">
            <text:p>4142.8</text:p>
          </table:table-cell>
          <table:table-cell office:value-type="float" office:value="111.11050854920381" table:formula="msoxl:=ABS(MAX(E2:E8)-E10-E11)" table:style-name="ce8">
            <text:p>111.1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88889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31944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75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3969H58M40.000S" table:style-name="ce9">
            <text:p>17:58:40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69H59M10.000S" table:style-name="ce9">
            <text:p>17:59:10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24138.6" table:style-name="ce1">
            <text:p>24138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3" table:style-name="ce1">
            <text:p>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69H59M40.000S" table:style-name="ce9">
            <text:p>17:59:40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31875.9" table:style-name="ce1">
            <text:p>31875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70H0M10.000S" table:style-name="ce9">
            <text:p>18:00:10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33812.400000000001" table:style-name="ce1">
            <text:p>33812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70H0M40.000S" table:style-name="ce9">
            <text:p>18:00:40</text:p>
          </table:table-cell>
          <table:table-cell office:value-type="float" office:value="10" table:style-name="ce1">
            <text:p>10</text:p>
          </table:table-cell>
          <table:table-cell office:value-type="float" office:value="-1" table:style-name="ce1">
            <text:p>-1</text:p>
          </table:table-cell>
          <table:table-cell office:value-type="float" office:value="35076.1" table:style-name="ce1">
            <text:p>35076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70H1M10.000S" table:style-name="ce9">
            <text:p>18:01:10</text:p>
          </table:table-cell>
          <table:table-cell office:value-type="float" office:value="8" table:style-name="ce1">
            <text:p>8</text:p>
          </table:table-cell>
          <table:table-cell office:value-type="float" office:value="-1" table:style-name="ce1">
            <text:p>-1</text:p>
          </table:table-cell>
          <table:table-cell office:value-type="float" office:value="32648.6" table:style-name="ce1">
            <text:p>32648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70H1M40.000S" table:style-name="ce9">
            <text:p>18:01:40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3683.2" table:style-name="ce1">
            <text:p>13683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1" table:style-name="ce1">
            <text:p>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8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88889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31944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3969H58M40.000S" table:style-name="ce9">
            <text:p>17:58: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5349" table:style-name="ce1">
            <text:p>5349</text:p>
          </table:table-cell>
          <table:table-cell office:value-type="float" office:value="-1" table:style-name="ce1">
            <text:p>-1</text:p>
          </table:table-cell>
          <table:table-cell office:value-type="float" office:value="2284" table:style-name="ce1">
            <text:p>2284</text:p>
          </table:table-cell>
          <table:table-cell office:value-type="float" office:value="476" table:style-name="ce1">
            <text:p>476</text:p>
          </table:table-cell>
          <table:table-cell office:value-type="float" office:value="-1" table:style-name="ce1">
            <text:p>-1</text:p>
          </table:table-cell>
          <table:table-cell office:value-type="float" office:value="191209" table:style-name="ce1">
            <text:p>19120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265" table:style-name="ce1">
            <text:p>26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table:number-columns-repeated="16346"/>
        </table:table-row>
        <table:table-row table:style-name="ro1">
          <table:table-cell office:value-type="time" office:time-value="PT983969H59M10.000S" table:style-name="ce9">
            <text:p>17:59: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2149" table:style-name="ce1">
            <text:p>2149</text:p>
          </table:table-cell>
          <table:table-cell office:value-type="float" office:value="0" table:style-name="ce1">
            <text:p>0</text:p>
          </table:table-cell>
          <table:table-cell office:value-type="float" office:value="3296" table:style-name="ce1">
            <text:p>32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1210" table:style-name="ce1">
            <text:p>-1912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8" table:style-name="ce1">
            <text:p>-38</text:p>
          </table:table-cell>
          <table:table-cell table:number-columns-repeated="16346"/>
        </table:table-row>
        <table:table-row table:style-name="ro1">
          <table:table-cell office:value-type="time" office:time-value="PT983969H59M40.000S" table:style-name="ce9">
            <text:p>17:59: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5" table:style-name="ce1">
            <text:p>3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4202" table:style-name="ce1">
            <text:p>-4202</text:p>
          </table:table-cell>
          <table:table-cell office:value-type="float" office:value="0" table:style-name="ce1">
            <text:p>0</text:p>
          </table:table-cell>
          <table:table-cell office:value-type="float" office:value="536" table:style-name="ce1">
            <text:p>5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15" table:style-name="ce1">
            <text:p>15</text:p>
          </table:table-cell>
          <table:table-cell table:number-columns-repeated="16346"/>
        </table:table-row>
        <table:table-row table:style-name="ro1">
          <table:table-cell office:value-type="time" office:time-value="PT983970H0M10.000S" table:style-name="ce9">
            <text:p>18:00: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8" table:style-name="ce1">
            <text:p>2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1845" table:style-name="ce1">
            <text:p>1845</text:p>
          </table:table-cell>
          <table:table-cell office:value-type="float" office:value="0" table:style-name="ce1">
            <text:p>0</text:p>
          </table:table-cell>
          <table:table-cell office:value-type="float" office:value="-2844" table:style-name="ce1">
            <text:p>-28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55" table:style-name="ce1">
            <text:p>55</text:p>
          </table:table-cell>
          <table:table-cell table:number-columns-repeated="16346"/>
        </table:table-row>
        <table:table-row table:style-name="ro1">
          <table:table-cell office:value-type="time" office:time-value="PT983970H0M40.000S" table:style-name="ce9">
            <text:p>18:00: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68" table:style-name="ce1">
            <text:p>268</text:p>
          </table:table-cell>
          <table:table-cell office:value-type="float" office:value="0" table:style-name="ce1">
            <text:p>0</text:p>
          </table:table-cell>
          <table:table-cell office:value-type="float" office:value="961" table:style-name="ce1">
            <text:p>9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-8" table:style-name="ce1">
            <text:p>-8</text:p>
          </table:table-cell>
          <table:table-cell table:number-columns-repeated="16346"/>
        </table:table-row>
        <table:table-row table:style-name="ro1">
          <table:table-cell office:value-type="time" office:time-value="PT983970H1M10.000S" table:style-name="ce9">
            <text:p>18:01: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8" table:style-name="ce1">
            <text:p>9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184" table:style-name="ce1">
            <text:p>1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table:number-columns-repeated="16346"/>
        </table:table-row>
        <table:table-row table:style-name="ro1">
          <table:table-cell office:value-type="time" office:time-value="PT983970H1M40.000S" table:style-name="ce9">
            <text:p>18:01: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7" table:style-name="ce1">
            <text:p>6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991" table:style-name="ce1">
            <text:p>19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3087" table:style-name="ce1">
            <text:p>1930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" table:style-name="ce1">
            <text:p>-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29" table:style-name="ce1">
            <text:p>-29</text:p>
          </table:table-cell>
          <table:table-cell table:number-columns-repeated="16346"/>
        </table:table-row>
        <table:table-row table:number-rows-repeated="1048568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7H58M40.000S" table:style-name="ce9">
            <text:p>17:58:40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9H58M40.000S" table:style-name="ce10">
            <text:p>17: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7H59M10.000S" table:style-name="ce9">
            <text:p>17:59:10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9H59M10.000S" table:style-name="ce10">
            <text:p>17: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7H59M40.000S" table:style-name="ce9">
            <text:p>17:59:40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9H59M40.000S" table:style-name="ce10">
            <text:p>17: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8H0M10.000S" table:style-name="ce9">
            <text:p>18:00:10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70H0M10.000S" table:style-name="ce10">
            <text:p>18: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8H0M40.000S" table:style-name="ce9">
            <text:p>18:00:40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70H0M40.000S" table:style-name="ce10">
            <text:p>18: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8H1M10.000S" table:style-name="ce9">
            <text:p>18:01:10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70H1M10.000S" table:style-name="ce10">
            <text:p>18: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8H1M40.000S" table:style-name="ce9">
            <text:p>18:01:40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70H1M40.000S" table:style-name="ce10">
            <text:p>18:01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88889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969H58M40.000S" table:style-name="ce9">
            <text:p>17:58:40</text:p>
          </table:table-cell>
          <table:table-cell office:value-type="float" office:value="5.5" table:style-name="ce1">
            <text:p>5.5</text:p>
          </table:table-cell>
          <table:table-cell office:value-type="float" office:value="0.9" table:style-name="ce1">
            <text:p>0.9</text:p>
          </table:table-cell>
          <table:table-cell office:value-type="float" office:value="0.1" table:style-name="ce1">
            <text:p>0.1</text:p>
          </table:table-cell>
          <table:table-cell office:value-type="float" office:value="93.4" table:style-name="ce1">
            <text:p>93.4</text:p>
          </table:table-cell>
          <table:table-cell office:value-type="float" office:value="6.4" table:style-name="ce1">
            <text:p>6.4</text:p>
          </table:table-cell>
          <table:table-cell table:number-columns-repeated="16378"/>
        </table:table-row>
        <table:table-row table:style-name="ro1">
          <table:table-cell office:value-type="time" office:time-value="PT983969H59M10.000S" table:style-name="ce9">
            <text:p>17:59:10</text:p>
          </table:table-cell>
          <table:table-cell office:value-type="float" office:value="58.9" table:style-name="ce1">
            <text:p>58.9</text:p>
          </table:table-cell>
          <table:table-cell office:value-type="float" office:value="14.6" table:style-name="ce1">
            <text:p>14.6</text:p>
          </table:table-cell>
          <table:table-cell office:value-type="float" office:value="0" table:style-name="ce1">
            <text:p>0</text:p>
          </table:table-cell>
          <table:table-cell office:value-type="float" office:value="26.5" table:style-name="ce1">
            <text:p>26.5</text:p>
          </table:table-cell>
          <table:table-cell office:value-type="float" office:value="73.5" table:style-name="ce1">
            <text:p>73.5</text:p>
          </table:table-cell>
          <table:table-cell table:number-columns-repeated="16378"/>
        </table:table-row>
        <table:table-row table:style-name="ro1">
          <table:table-cell office:value-type="time" office:time-value="PT983969H59M40.000S" table:style-name="ce9">
            <text:p>17:59:40</text:p>
          </table:table-cell>
          <table:table-cell office:value-type="float" office:value="67.599999999999994" table:style-name="ce1">
            <text:p>67.6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9.4" table:style-name="ce1">
            <text:p>9.4</text:p>
          </table:table-cell>
          <table:table-cell office:value-type="float" office:value="90.6" table:style-name="ce1">
            <text:p>90.6</text:p>
          </table:table-cell>
          <table:table-cell table:number-columns-repeated="16378"/>
        </table:table-row>
        <table:table-row table:style-name="ro1">
          <table:table-cell office:value-type="time" office:time-value="PT983970H0M10.000S" table:style-name="ce9">
            <text:p>18:00:10</text:p>
          </table:table-cell>
          <table:table-cell office:value-type="float" office:value="63.1" table:style-name="ce1">
            <text:p>63.1</text:p>
          </table:table-cell>
          <table:table-cell office:value-type="float" office:value="25.1" table:style-name="ce1">
            <text:p>25.1</text:p>
          </table:table-cell>
          <table:table-cell office:value-type="float" office:value="0" table:style-name="ce1">
            <text:p>0</text:p>
          </table:table-cell>
          <table:table-cell office:value-type="float" office:value="11.8" table:style-name="ce1">
            <text:p>11.8</text:p>
          </table:table-cell>
          <table:table-cell office:value-type="float" office:value="88.2" table:style-name="ce1">
            <text:p>88.2</text:p>
          </table:table-cell>
          <table:table-cell table:number-columns-repeated="16378"/>
        </table:table-row>
        <table:table-row table:style-name="ro1">
          <table:table-cell office:value-type="time" office:time-value="PT983970H0M40.000S" table:style-name="ce9">
            <text:p>18:00:40</text:p>
          </table:table-cell>
          <table:table-cell office:value-type="float" office:value="66.599999999999994" table:style-name="ce1">
            <text:p>66.6</text:p>
          </table:table-cell>
          <table:table-cell office:value-type="float" office:value="24.1" table:style-name="ce1">
            <text:p>24.1</text:p>
          </table:table-cell>
          <table:table-cell office:value-type="float" office:value="0" table:style-name="ce1">
            <text:p>0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90.699999999999989" table:style-name="ce1">
            <text:p>90.7</text:p>
          </table:table-cell>
          <table:table-cell table:number-columns-repeated="16378"/>
        </table:table-row>
        <table:table-row table:style-name="ro1">
          <table:table-cell office:value-type="time" office:time-value="PT983970H1M10.000S" table:style-name="ce9">
            <text:p>18:01:10</text:p>
          </table:table-cell>
          <table:table-cell office:value-type="float" office:value="60.4" table:style-name="ce1">
            <text:p>60.4</text:p>
          </table:table-cell>
          <table:table-cell office:value-type="float" office:value="27" table:style-name="ce1">
            <text:p>27</text:p>
          </table:table-cell>
          <table:table-cell office:value-type="float" office:value="0.3" table:style-name="ce1">
            <text:p>0.3</text:p>
          </table:table-cell>
          <table:table-cell office:value-type="float" office:value="12.3" table:style-name="ce1">
            <text:p>12.3</text:p>
          </table:table-cell>
          <table:table-cell office:value-type="float" office:value="87.4" table:style-name="ce1">
            <text:p>87.4</text:p>
          </table:table-cell>
          <table:table-cell table:number-columns-repeated="16378"/>
        </table:table-row>
        <table:table-row table:style-name="ro1">
          <table:table-cell office:value-type="time" office:time-value="PT983970H1M40.000S" table:style-name="ce9">
            <text:p>18:01:40</text:p>
          </table:table-cell>
          <table:table-cell office:value-type="float" office:value="24.9" table:style-name="ce1">
            <text:p>24.9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0.1" table:style-name="ce1">
            <text:p>0.1</text:p>
          </table:table-cell>
          <table:table-cell office:value-type="float" office:value="65.7" table:style-name="ce1">
            <text:p>65.7</text:p>
          </table:table-cell>
          <table:table-cell office:value-type="float" office:value="34.200000000000003" table:style-name="ce1">
            <text:p>34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9.571428571428562" table:style-name="ce1">
            <text:p>49.57142857</text:p>
          </table:table-cell>
          <table:table-cell office:value-type="float" office:value="17.714285714285715" table:style-name="ce1">
            <text:p>17.71428571</text:p>
          </table:table-cell>
          <table:table-cell office:value-type="float" office:value="7.1428571428571425E-2" table:style-name="ce1">
            <text:p>0.071428571</text:p>
          </table:table-cell>
          <table:table-cell office:value-type="float" office:value="32.628571428571433" table:style-name="ce1">
            <text:p>32.62857143</text:p>
          </table:table-cell>
          <table:table-cell office:value-type="float" office:value="67.285714285714278" table:style-name="ce1">
            <text:p>67.28571429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88889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969H58M40.000S" table:style-name="ce9">
            <text:p>17:58:40</text:p>
          </table:table-cell>
          <table:table-cell office:value-type="float" office:value="5.6" table:style-name="ce1">
            <text:p>5.6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93.3" table:style-name="ce1">
            <text:p>93.3</text:p>
          </table:table-cell>
          <table:table-cell office:value-type="float" office:value="6.6" table:style-name="ce1">
            <text:p>6.6</text:p>
          </table:table-cell>
          <table:table-cell table:number-columns-repeated="16378"/>
        </table:table-row>
        <table:table-row table:style-name="ro1">
          <table:table-cell office:value-type="time" office:time-value="PT983969H59M10.000S" table:style-name="ce9">
            <text:p>17:59:10</text:p>
          </table:table-cell>
          <table:table-cell office:value-type="float" office:value="61.5" table:style-name="ce1">
            <text:p>61.5</text:p>
          </table:table-cell>
          <table:table-cell office:value-type="float" office:value="14.8" table:style-name="ce1">
            <text:p>14.8</text:p>
          </table:table-cell>
          <table:table-cell office:value-type="float" office:value="0" table:style-name="ce1">
            <text:p>0</text:p>
          </table:table-cell>
          <table:table-cell office:value-type="float" office:value="23.6" table:style-name="ce1">
            <text:p>23.6</text:p>
          </table:table-cell>
          <table:table-cell office:value-type="float" office:value="76.3" table:style-name="ce1">
            <text:p>76.3</text:p>
          </table:table-cell>
          <table:table-cell table:number-columns-repeated="16378"/>
        </table:table-row>
        <table:table-row table:style-name="ro1">
          <table:table-cell office:value-type="time" office:time-value="PT983969H59M40.000S" table:style-name="ce9">
            <text:p>17:59:40</text:p>
          </table:table-cell>
          <table:table-cell office:value-type="float" office:value="64.900000000000006" table:style-name="ce1">
            <text:p>64.9</text:p>
          </table:table-cell>
          <table:table-cell office:value-type="float" office:value="24.5" table:style-name="ce1">
            <text:p>24.5</text:p>
          </table:table-cell>
          <table:table-cell office:value-type="float" office:value="0" table:style-name="ce1">
            <text:p>0</text:p>
          </table:table-cell>
          <table:table-cell office:value-type="float" office:value="10.6" table:style-name="ce1">
            <text:p>10.6</text:p>
          </table:table-cell>
          <table:table-cell office:value-type="float" office:value="89.4" table:style-name="ce1">
            <text:p>89.4</text:p>
          </table:table-cell>
          <table:table-cell table:number-columns-repeated="16378"/>
        </table:table-row>
        <table:table-row table:style-name="ro1">
          <table:table-cell office:value-type="time" office:time-value="PT983970H0M10.000S" table:style-name="ce9">
            <text:p>18:00:10</text:p>
          </table:table-cell>
          <table:table-cell office:value-type="float" office:value="64.400000000000006" table:style-name="ce1">
            <text:p>64.4</text:p>
          </table:table-cell>
          <table:table-cell office:value-type="float" office:value="23.6" table:style-name="ce1">
            <text:p>23.6</text:p>
          </table:table-cell>
          <table:table-cell office:value-type="float" office:value="0.2" table:style-name="ce1">
            <text:p>0.2</text:p>
          </table:table-cell>
          <table:table-cell office:value-type="float" office:value="11.8" table:style-name="ce1">
            <text:p>11.8</text:p>
          </table:table-cell>
          <table:table-cell office:value-type="float" office:value="88" table:style-name="ce1">
            <text:p>88</text:p>
          </table:table-cell>
          <table:table-cell table:number-columns-repeated="16378"/>
        </table:table-row>
        <table:table-row table:style-name="ro1">
          <table:table-cell office:value-type="time" office:time-value="PT983970H0M40.000S" table:style-name="ce9">
            <text:p>18:00:40</text:p>
          </table:table-cell>
          <table:table-cell office:value-type="float" office:value="61.5" table:style-name="ce1">
            <text:p>61.5</text:p>
          </table:table-cell>
          <table:table-cell office:value-type="float" office:value="30.7" table:style-name="ce1">
            <text:p>30.7</text:p>
          </table:table-cell>
          <table:table-cell office:value-type="float" office:value="0" table:style-name="ce1">
            <text:p>0</text:p>
          </table:table-cell>
          <table:table-cell office:value-type="float" office:value="7.7" table:style-name="ce1">
            <text:p>7.7</text:p>
          </table:table-cell>
          <table:table-cell office:value-type="float" office:value="92.2" table:style-name="ce1">
            <text:p>92.2</text:p>
          </table:table-cell>
          <table:table-cell table:number-columns-repeated="16378"/>
        </table:table-row>
        <table:table-row table:style-name="ro1">
          <table:table-cell office:value-type="time" office:time-value="PT983970H1M10.000S" table:style-name="ce9">
            <text:p>18:01:10</text:p>
          </table:table-cell>
          <table:table-cell office:value-type="float" office:value="59.8" table:style-name="ce1">
            <text:p>59.8</text:p>
          </table:table-cell>
          <table:table-cell office:value-type="float" office:value="27.2" table:style-name="ce1">
            <text:p>27.2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87" table:style-name="ce1">
            <text:p>87</text:p>
          </table:table-cell>
          <table:table-cell table:number-columns-repeated="16378"/>
        </table:table-row>
        <table:table-row table:style-name="ro1">
          <table:table-cell office:value-type="time" office:time-value="PT983970H1M40.000S" table:style-name="ce9">
            <text:p>18:01:40</text:p>
          </table:table-cell>
          <table:table-cell office:value-type="float" office:value="26.1" table:style-name="ce1">
            <text:p>26.1</text:p>
          </table:table-cell>
          <table:table-cell office:value-type="float" office:value="10.5" table:style-name="ce1">
            <text:p>10.5</text:p>
          </table:table-cell>
          <table:table-cell office:value-type="float" office:value="0.1" table:style-name="ce1">
            <text:p>0.1</text:p>
          </table:table-cell>
          <table:table-cell office:value-type="float" office:value="63.3" table:style-name="ce1">
            <text:p>63.3</text:p>
          </table:table-cell>
          <table:table-cell office:value-type="float" office:value="36.6" table:style-name="ce1">
            <text:p>36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9.114285714285714" table:style-name="ce1">
            <text:p>49.11428571</text:p>
          </table:table-cell>
          <table:table-cell office:value-type="float" office:value="18.900000000000002" table:style-name="ce1">
            <text:p>18.9</text:p>
          </table:table-cell>
          <table:table-cell office:value-type="float" office:value="5.7142857142857148E-2" table:style-name="ce1">
            <text:p>0.057142857</text:p>
          </table:table-cell>
          <table:table-cell office:value-type="float" office:value="31.900000000000002" table:style-name="ce1">
            <text:p>31.9</text:p>
          </table:table-cell>
          <table:table-cell office:value-type="float" office:value="68.01428571428572" table:style-name="ce1">
            <text:p>68.01428571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88889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969H58M40.000S" table:style-name="ce9">
            <text:p>17:58:40</text:p>
          </table:table-cell>
          <table:table-cell office:value-type="float" office:value="5.2" table:style-name="ce1">
            <text:p>5.2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93.8" table:style-name="ce1">
            <text:p>93.8</text:p>
          </table:table-cell>
          <table:table-cell office:value-type="float" office:value="6" table:style-name="ce1">
            <text:p>6</text:p>
          </table:table-cell>
          <table:table-cell table:number-columns-repeated="16378"/>
        </table:table-row>
        <table:table-row table:style-name="ro1">
          <table:table-cell office:value-type="time" office:time-value="PT983969H59M10.000S" table:style-name="ce9">
            <text:p>17:59:10</text:p>
          </table:table-cell>
          <table:table-cell office:value-type="float" office:value="63" table:style-name="ce1">
            <text:p>63</text:p>
          </table:table-cell>
          <table:table-cell office:value-type="float" office:value="13.4" table:style-name="ce1">
            <text:p>13.4</text:p>
          </table:table-cell>
          <table:table-cell office:value-type="float" office:value="0" table:style-name="ce1">
            <text:p>0</text:p>
          </table:table-cell>
          <table:table-cell office:value-type="float" office:value="23.6" table:style-name="ce1">
            <text:p>23.6</text:p>
          </table:table-cell>
          <table:table-cell office:value-type="float" office:value="76.400000000000006" table:style-name="ce1">
            <text:p>76.4</text:p>
          </table:table-cell>
          <table:table-cell table:number-columns-repeated="16378"/>
        </table:table-row>
        <table:table-row table:style-name="ro1">
          <table:table-cell office:value-type="time" office:time-value="PT983969H59M40.000S" table:style-name="ce9">
            <text:p>17:59:40</text:p>
          </table:table-cell>
          <table:table-cell office:value-type="float" office:value="63.7" table:style-name="ce1">
            <text:p>63.7</text:p>
          </table:table-cell>
          <table:table-cell office:value-type="float" office:value="24.6" table:style-name="ce1">
            <text:p>24.6</text:p>
          </table:table-cell>
          <table:table-cell office:value-type="float" office:value="0.1" table:style-name="ce1">
            <text:p>0.1</text:p>
          </table:table-cell>
          <table:table-cell office:value-type="float" office:value="11.6" table:style-name="ce1">
            <text:p>11.6</text:p>
          </table:table-cell>
          <table:table-cell office:value-type="float" office:value="88.300000000000011" table:style-name="ce1">
            <text:p>88.3</text:p>
          </table:table-cell>
          <table:table-cell table:number-columns-repeated="16378"/>
        </table:table-row>
        <table:table-row table:style-name="ro1">
          <table:table-cell office:value-type="time" office:time-value="PT983970H0M10.000S" table:style-name="ce9">
            <text:p>18:00:10</text:p>
          </table:table-cell>
          <table:table-cell office:value-type="float" office:value="63.8" table:style-name="ce1">
            <text:p>63.8</text:p>
          </table:table-cell>
          <table:table-cell office:value-type="float" office:value="24.8" table:style-name="ce1">
            <text:p>24.8</text:p>
          </table:table-cell>
          <table:table-cell office:value-type="float" office:value="0" table:style-name="ce1">
            <text:p>0</text:p>
          </table:table-cell>
          <table:table-cell office:value-type="float" office:value="11.4" table:style-name="ce1">
            <text:p>11.4</text:p>
          </table:table-cell>
          <table:table-cell office:value-type="float" office:value="88.6" table:style-name="ce1">
            <text:p>88.6</text:p>
          </table:table-cell>
          <table:table-cell table:number-columns-repeated="16378"/>
        </table:table-row>
        <table:table-row table:style-name="ro1">
          <table:table-cell office:value-type="time" office:time-value="PT983970H0M40.000S" table:style-name="ce9">
            <text:p>18:00:40</text:p>
          </table:table-cell>
          <table:table-cell office:value-type="float" office:value="64.900000000000006" table:style-name="ce1">
            <text:p>64.9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9.1" table:style-name="ce1">
            <text:p>9.1</text:p>
          </table:table-cell>
          <table:table-cell office:value-type="float" office:value="90.9" table:style-name="ce1">
            <text:p>90.9</text:p>
          </table:table-cell>
          <table:table-cell table:number-columns-repeated="16378"/>
        </table:table-row>
        <table:table-row table:style-name="ro1">
          <table:table-cell office:value-type="time" office:time-value="PT983970H1M10.000S" table:style-name="ce9">
            <text:p>18:01:10</text:p>
          </table:table-cell>
          <table:table-cell office:value-type="float" office:value="57.4" table:style-name="ce1">
            <text:p>57.4</text:p>
          </table:table-cell>
          <table:table-cell office:value-type="float" office:value="28.4" table:style-name="ce1">
            <text:p>28.4</text:p>
          </table:table-cell>
          <table:table-cell office:value-type="float" office:value="0.1" table:style-name="ce1">
            <text:p>0.1</text:p>
          </table:table-cell>
          <table:table-cell office:value-type="float" office:value="14.1" table:style-name="ce1">
            <text:p>14.1</text:p>
          </table:table-cell>
          <table:table-cell office:value-type="float" office:value="85.8" table:style-name="ce1">
            <text:p>85.8</text:p>
          </table:table-cell>
          <table:table-cell table:number-columns-repeated="16378"/>
        </table:table-row>
        <table:table-row table:style-name="ro1">
          <table:table-cell office:value-type="time" office:time-value="PT983970H1M40.000S" table:style-name="ce9">
            <text:p>18:01:40</text:p>
          </table:table-cell>
          <table:table-cell office:value-type="float" office:value="24.5" table:style-name="ce1">
            <text:p>24.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62.6" table:style-name="ce1">
            <text:p>62.6</text:p>
          </table:table-cell>
          <table:table-cell office:value-type="float" office:value="37.5" table:style-name="ce1">
            <text:p>37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8.928571428571431" table:style-name="ce1">
            <text:p>48.92857143</text:p>
          </table:table-cell>
          <table:table-cell office:value-type="float" office:value="18.714285714285715" table:style-name="ce1">
            <text:p>18.71428571</text:p>
          </table:table-cell>
          <table:table-cell office:value-type="float" office:value="4.2857142857142864E-2" table:style-name="ce1">
            <text:p>0.042857143</text:p>
          </table:table-cell>
          <table:table-cell office:value-type="float" office:value="32.31428571428571" table:style-name="ce1">
            <text:p>32.31428571</text:p>
          </table:table-cell>
          <table:table-cell office:value-type="float" office:value="67.642857142857153" table:style-name="ce1">
            <text:p>67.64285714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88889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969H58M40.000S" table:style-name="ce9">
            <text:p>17:58:40</text:p>
          </table:table-cell>
          <table:table-cell office:value-type="float" office:value="5.3" table:style-name="ce1">
            <text:p>5.3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93.7" table:style-name="ce1">
            <text:p>93.7</text:p>
          </table:table-cell>
          <table:table-cell office:value-type="float" office:value="6.1" table:style-name="ce1">
            <text:p>6.1</text:p>
          </table:table-cell>
          <table:table-cell table:number-columns-repeated="16378"/>
        </table:table-row>
        <table:table-row table:style-name="ro1">
          <table:table-cell office:value-type="time" office:time-value="PT983969H59M10.000S" table:style-name="ce9">
            <text:p>17:59:10</text:p>
          </table:table-cell>
          <table:table-cell office:value-type="float" office:value="60.6" table:style-name="ce1">
            <text:p>60.6</text:p>
          </table:table-cell>
          <table:table-cell office:value-type="float" office:value="13.7" table:style-name="ce1">
            <text:p>13.7</text:p>
          </table:table-cell>
          <table:table-cell office:value-type="float" office:value="0" table:style-name="ce1">
            <text:p>0</text:p>
          </table:table-cell>
          <table:table-cell office:value-type="float" office:value="25.7" table:style-name="ce1">
            <text:p>25.7</text:p>
          </table:table-cell>
          <table:table-cell office:value-type="float" office:value="74.3" table:style-name="ce1">
            <text:p>74.3</text:p>
          </table:table-cell>
          <table:table-cell table:number-columns-repeated="16378"/>
        </table:table-row>
        <table:table-row table:style-name="ro1">
          <table:table-cell office:value-type="time" office:time-value="PT983969H59M40.000S" table:style-name="ce9">
            <text:p>17:59:40</text:p>
          </table:table-cell>
          <table:table-cell office:value-type="float" office:value="65.8" table:style-name="ce1">
            <text:p>65.8</text:p>
          </table:table-cell>
          <table:table-cell office:value-type="float" office:value="21.4" table:style-name="ce1">
            <text:p>21.4</text:p>
          </table:table-cell>
          <table:table-cell office:value-type="float" office:value="0" table:style-name="ce1">
            <text:p>0</text:p>
          </table:table-cell>
          <table:table-cell office:value-type="float" office:value="12.7" table:style-name="ce1">
            <text:p>12.7</text:p>
          </table:table-cell>
          <table:table-cell office:value-type="float" office:value="87.199999999999989" table:style-name="ce1">
            <text:p>87.2</text:p>
          </table:table-cell>
          <table:table-cell table:number-columns-repeated="16378"/>
        </table:table-row>
        <table:table-row table:style-name="ro1">
          <table:table-cell office:value-type="time" office:time-value="PT983970H0M10.000S" table:style-name="ce9">
            <text:p>18:00:10</text:p>
          </table:table-cell>
          <table:table-cell office:value-type="float" office:value="66" table:style-name="ce1">
            <text:p>66</text:p>
          </table:table-cell>
          <table:table-cell office:value-type="float" office:value="25.4" table:style-name="ce1">
            <text:p>25.4</text:p>
          </table:table-cell>
          <table:table-cell office:value-type="float" office:value="0" table:style-name="ce1">
            <text:p>0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91.4" table:style-name="ce1">
            <text:p>91.4</text:p>
          </table:table-cell>
          <table:table-cell table:number-columns-repeated="16378"/>
        </table:table-row>
        <table:table-row table:style-name="ro1">
          <table:table-cell office:value-type="time" office:time-value="PT983970H0M40.000S" table:style-name="ce9">
            <text:p>18:00:40</text:p>
          </table:table-cell>
          <table:table-cell office:value-type="float" office:value="65.5" table:style-name="ce1">
            <text:p>65.5</text:p>
          </table:table-cell>
          <table:table-cell office:value-type="float" office:value="26.1" table:style-name="ce1">
            <text:p>26.1</text:p>
          </table:table-cell>
          <table:table-cell office:value-type="float" office:value="0" table:style-name="ce1">
            <text:p>0</text:p>
          </table:table-cell>
          <table:table-cell office:value-type="float" office:value="8.4" table:style-name="ce1">
            <text:p>8.4</text:p>
          </table:table-cell>
          <table:table-cell office:value-type="float" office:value="91.6" table:style-name="ce1">
            <text:p>91.6</text:p>
          </table:table-cell>
          <table:table-cell table:number-columns-repeated="16378"/>
        </table:table-row>
        <table:table-row table:style-name="ro1">
          <table:table-cell office:value-type="time" office:time-value="PT983970H1M10.000S" table:style-name="ce9">
            <text:p>18:01:10</text:p>
          </table:table-cell>
          <table:table-cell office:value-type="float" office:value="59" table:style-name="ce1">
            <text:p>59</text:p>
          </table:table-cell>
          <table:table-cell office:value-type="float" office:value="27.6" table:style-name="ce1">
            <text:p>27.6</text:p>
          </table:table-cell>
          <table:table-cell office:value-type="float" office:value="0" table:style-name="ce1">
            <text:p>0</text:p>
          </table:table-cell>
          <table:table-cell office:value-type="float" office:value="13.3" table:style-name="ce1">
            <text:p>13.3</text:p>
          </table:table-cell>
          <table:table-cell office:value-type="float" office:value="86.6" table:style-name="ce1">
            <text:p>86.6</text:p>
          </table:table-cell>
          <table:table-cell table:number-columns-repeated="16378"/>
        </table:table-row>
        <table:table-row table:style-name="ro1">
          <table:table-cell office:value-type="time" office:time-value="PT983970H1M40.000S" table:style-name="ce9">
            <text:p>18:01:40</text:p>
          </table:table-cell>
          <table:table-cell office:value-type="float" office:value="23.9" table:style-name="ce1">
            <text:p>23.9</text:p>
          </table:table-cell>
          <table:table-cell office:value-type="float" office:value="11.3" table:style-name="ce1">
            <text:p>11.3</text:p>
          </table:table-cell>
          <table:table-cell office:value-type="float" office:value="0.1" table:style-name="ce1">
            <text:p>0.1</text:p>
          </table:table-cell>
          <table:table-cell office:value-type="float" office:value="64.7" table:style-name="ce1">
            <text:p>64.7</text:p>
          </table:table-cell>
          <table:table-cell office:value-type="float" office:value="35.200000000000003" table:style-name="ce1">
            <text:p>35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9.442857142857136" table:style-name="ce1">
            <text:p>49.44285714</text:p>
          </table:table-cell>
          <table:table-cell office:value-type="float" office:value="18.042857142857141" table:style-name="ce1">
            <text:p>18.04285714</text:p>
          </table:table-cell>
          <table:table-cell office:value-type="float" office:value="2.8571428571428574E-2" table:style-name="ce1">
            <text:p>0.028571429</text:p>
          </table:table-cell>
          <table:table-cell office:value-type="float" office:value="32.457142857142856" table:style-name="ce1">
            <text:p>32.45714286</text:p>
          </table:table-cell>
          <table:table-cell office:value-type="float" office:value="67.485714285714295" table:style-name="ce1">
            <text:p>67.48571429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BUSY.B1:DISKBUSY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READ.B1:DISKREAD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WRITE.B1:DISKWRIT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XFER.B1:DISKXFER.E13" table:contains-header="false" table:orientation="column">
          <table:sort>
            <table:sort-by table:field-number="1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3-30T13:04:26Z</meta:creation-date>
    <dc:date>2012-03-30T13:04:3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8" chart:class="chart:line" chart:attached-axis="primary-y" chart:style-name="G0S0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8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8" chart:class="chart:line" chart:attached-axis="primary-y" chart:style-name="G0S0">
            <chart:data-point chart:repeated="7"/>
          </chart:series>
          <chart:series chart:label-cell-address="DISKBUSY.$C$1" chart:values-cell-range-address="DISKBUSY.$C$2:.$C$8" chart:class="chart:line" chart:attached-axis="primary-y" chart:style-name="G0S1">
            <chart:data-point chart:repeated="7"/>
          </chart:series>
          <chart:series chart:label-cell-address="DISKBUSY.$D$1" chart:values-cell-range-address="DISKBUSY.$D$2:.$D$8" chart:class="chart:line" chart:attached-axis="primary-y" chart:style-name="G0S2">
            <chart:data-point chart:repeated="7"/>
          </chart:series>
          <chart:series chart:label-cell-address="DISKBUSY.$E$1" chart:values-cell-range-address="DISKBUSY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0:.$E$10" chart:class="chart:bar" chart:attached-axis="primary-y" chart:style-name="G0S0">
            <chart:data-point chart:repeated="4"/>
          </chart:series>
          <chart:series chart:values-cell-range-address="DISKREAD.$B$11:.$E$11" chart:class="chart:bar" chart:attached-axis="primary-y" chart:style-name="G0S1">
            <chart:data-point chart:repeated="4"/>
          </chart:series>
          <chart:series chart:values-cell-range-address="DISKREAD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8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8" chart:class="chart:line" chart:attached-axis="primary-y" chart:style-name="G0S0">
            <chart:data-point chart:repeated="7"/>
          </chart:series>
          <chart:series chart:label-cell-address="DISKREAD.$C$1" chart:values-cell-range-address="DISKREAD.$C$2:.$C$8" chart:class="chart:line" chart:attached-axis="primary-y" chart:style-name="G0S1">
            <chart:data-point chart:repeated="7"/>
          </chart:series>
          <chart:series chart:label-cell-address="DISKREAD.$D$1" chart:values-cell-range-address="DISKREAD.$D$2:.$D$8" chart:class="chart:line" chart:attached-axis="primary-y" chart:style-name="G0S2">
            <chart:data-point chart:repeated="7"/>
          </chart:series>
          <chart:series chart:label-cell-address="DISKREAD.$E$1" chart:values-cell-range-address="DISKREAD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0:.$E$10" chart:class="chart:bar" chart:attached-axis="primary-y" chart:style-name="G0S0">
            <chart:data-point chart:repeated="4"/>
          </chart:series>
          <chart:series chart:values-cell-range-address="DISKWRITE.$B$11:.$E$11" chart:class="chart:bar" chart:attached-axis="primary-y" chart:style-name="G0S1">
            <chart:data-point chart:repeated="4"/>
          </chart:series>
          <chart:series chart:values-cell-range-address="DISKWRIT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8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8" chart:class="chart:line" chart:attached-axis="primary-y" chart:style-name="G0S0">
            <chart:data-point chart:repeated="7"/>
          </chart:series>
          <chart:series chart:label-cell-address="DISKWRITE.$C$1" chart:values-cell-range-address="DISKWRITE.$C$2:.$C$8" chart:class="chart:line" chart:attached-axis="primary-y" chart:style-name="G0S1">
            <chart:data-point chart:repeated="7"/>
          </chart:series>
          <chart:series chart:label-cell-address="DISKWRITE.$D$1" chart:values-cell-range-address="DISKWRITE.$D$2:.$D$8" chart:class="chart:line" chart:attached-axis="primary-y" chart:style-name="G0S2">
            <chart:data-point chart:repeated="7"/>
          </chart:series>
          <chart:series chart:label-cell-address="DISKWRITE.$E$1" chart:values-cell-range-address="DISKWRIT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0:.$E$10" chart:class="chart:bar" chart:attached-axis="primary-y" chart:style-name="G0S0">
            <chart:data-point chart:repeated="4"/>
          </chart:series>
          <chart:series chart:values-cell-range-address="DISKXFER.$B$11:.$E$11" chart:class="chart:bar" chart:attached-axis="primary-y" chart:style-name="G0S1">
            <chart:data-point chart:repeated="4"/>
          </chart:series>
          <chart:series chart:values-cell-range-address="DISKXFER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8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8" chart:class="chart:line" chart:attached-axis="primary-y" chart:style-name="G0S0">
            <chart:data-point chart:repeated="7"/>
          </chart:series>
          <chart:series chart:label-cell-address="DISKXFER.$C$1" chart:values-cell-range-address="DISKXFER.$C$2:.$C$8" chart:class="chart:line" chart:attached-axis="primary-y" chart:style-name="G0S1">
            <chart:data-point chart:repeated="7"/>
          </chart:series>
          <chart:series chart:label-cell-address="DISKXFER.$D$1" chart:values-cell-range-address="DISKXFER.$D$2:.$D$8" chart:class="chart:line" chart:attached-axis="primary-y" chart:style-name="G0S2">
            <chart:data-point chart:repeated="7"/>
          </chart:series>
          <chart:series chart:label-cell-address="DISKXFER.$E$1" chart:values-cell-range-address="DISKXFER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0" chart:values-cell-range-address="JFSFILE.$B$10:.$F$10" chart:class="chart:bar" chart:attached-axis="primary-y" chart:style-name="G0S0">
            <chart:data-point chart:repeated="5"/>
          </chart:series>
          <chart:series chart:label-cell-address="JFSFILE.$A$11" chart:values-cell-range-address="JFSFILE.$B$11:.$F$11" chart:class="chart:bar" chart:attached-axis="primary-y" chart:style-name="G0S1">
            <chart:data-point chart:repeated="5"/>
          </chart:series>
          <chart:series chart:label-cell-address="JFSFILE.$A$12" chart:values-cell-range-address="JFSFILE.$B$12:.$F$12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/>
          <chart:series chart:label-cell-address="MEM.$B$1" chart:values-cell-range-address="MEM.$B$2:.$B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B$1" chart:values-cell-range-address="CPU_ALL.$B$2:.$B$8" chart:class="chart:area" chart:attached-axis="primary-y" chart:style-name="G0S0">
            <chart:data-point chart:repeated="7"/>
          </chart:series>
          <chart:series chart:label-cell-address="CPU_ALL.$C$1" chart:values-cell-range-address="CPU_ALL.$C$2:.$C$8" chart:class="chart:area" chart:attached-axis="primary-y" chart:style-name="G0S1">
            <chart:data-point chart:repeated="7"/>
          </chart:series>
          <chart:series chart:label-cell-address="CPU_ALL.$D$1" chart:values-cell-range-address="CPU_ALL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90_Threads (KB/s) - 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I$1" chart:values-cell-range-address="NET.$I$2:.$I$8" chart:class="chart:area" chart:attached-axis="primary-y" chart:style-name="G0S1">
            <chart:data-point chart:repeated="7"/>
          </chart:series>
          <chart:series chart:label-cell-address="NET.$H$1" chart:values-cell-range-address="NET.$H$2:.$H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90_Threads (KB/s)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0" chart:values-cell-range-address="NET.$B$10:.$E$10" chart:class="chart:bar" chart:attached-axis="primary-y" chart:style-name="G0S0">
            <chart:data-point chart:repeated="4"/>
          </chart:series>
          <chart:series chart:label-cell-address="NET.$A$11" chart:values-cell-range-address="NET.$B$11:.$E$11" chart:class="chart:bar" chart:attached-axis="primary-y" chart:style-name="G0S1">
            <chart:data-point chart:repeated="4"/>
          </chart:series>
          <chart:series chart:label-cell-address="NET.$A$12" chart:values-cell-range-address="N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90_Threads (KB/s)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B$1" chart:values-cell-range-address="NET.$B$2:.$B$8" chart:class="chart:area" chart:attached-axis="primary-y" chart:style-name="G0S0">
            <chart:data-point chart:repeated="7"/>
          </chart:series>
          <chart:series chart:label-cell-address="NET.$C$1" chart:values-cell-range-address="NET.$C$2:.$C$8" chart:class="chart:area" chart:attached-axis="primary-y" chart:style-name="G0S1">
            <chart:data-point chart:repeated="7"/>
          </chart:series>
          <chart:series chart:label-cell-address="NET.$D$1" chart:values-cell-range-address="NET.$D$2:.$D$8" chart:class="chart:area" chart:attached-axis="primary-y" chart:style-name="G0S2">
            <chart:data-point chart:repeated="7"/>
          </chart:series>
          <chart:series chart:label-cell-address="NET.$E$1" chart:values-cell-range-address="NET.$E$2:.$E$8" chart:class="chart:area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0" chart:values-cell-range-address="NETPACKET.$B$10:.$E$10" chart:class="chart:bar" chart:attached-axis="primary-y" chart:style-name="G0S0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1">
            <chart:data-point chart:repeated="4"/>
          </chart:series>
          <chart:series chart:label-cell-address="NETPACKET.$A$12" chart:values-cell-range-address="NETPACK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8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8" chart:class="chart:line" chart:attached-axis="primary-y" chart:style-name="G0S0">
            <chart:data-point chart:repeated="7"/>
          </chart:series>
          <chart:series chart:label-cell-address="NETPACKET.$C$1" chart:values-cell-range-address="NETPACKET.$C$2:.$C$8" chart:class="chart:line" chart:attached-axis="primary-y" chart:style-name="G0S1">
            <chart:data-point chart:repeated="7"/>
          </chart:series>
          <chart:series chart:label-cell-address="NETPACKET.$D$1" chart:values-cell-range-address="NETPACKET.$D$2:.$D$8" chart:class="chart:line" chart:attached-axis="primary-y" chart:style-name="G0S2">
            <chart:data-point chart:repeated="7"/>
          </chart:series>
          <chart:series chart:label-cell-address="NETPACKET.$E$1" chart:values-cell-range-address="NETPACKET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8" chart:class="chart:line" chart:attached-axis="primary-y" chart:style-name="G0S0">
            <chart:data-point chart:repeated="7"/>
          </chart:series>
          <chart:series chart:label-cell-address="PROC.$C$1" chart:values-cell-range-address="PROC.$C$2:.$C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8" chart:class="chart:line" chart:attached-axis="primary-y" chart:style-name="G0S0">
            <chart:data-point chart:repeated="7"/>
          </chart:series>
          <chart:series chart:values-cell-range-address="PROC.$E$2:.$E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8" chart:class="chart:line" chart:attached-axis="primary-y" chart:style-name="G0S0">
            <chart:data-point chart:repeated="7"/>
          </chart:series>
          <chart:series chart:values-cell-range-address="PROC.$I$2:.$I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H$1" chart:values-cell-range-address="VM.$H$2:.$H$8" chart:class="chart:area" chart:attached-axis="primary-y" chart:style-name="G0S0">
            <chart:data-point chart:repeated="7"/>
          </chart:series>
          <chart:series chart:label-cell-address="VM.$I$1" chart:values-cell-range-address="VM.$I$2:.$I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J$1" chart:values-cell-range-address="VM.$J$2:.$J$8" chart:class="chart:area" chart:attached-axis="primary-y" chart:style-name="G0S0">
            <chart:data-point chart:repeated="7"/>
          </chart:series>
          <chart:series chart:label-cell-address="VM.$K$1" chart:values-cell-range-address="VM.$K$2:.$K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G$1" chart:values-cell-range-address="CPU_ALL.$G$2:.$G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8"/>
          </chart:axis>
          <chart:axis chart:dimension="y" chart:name="primary-y" chart:style-name="Axs1"/>
          <chart:series chart:label-cell-address="CPU01.$B$1" chart:values-cell-range-address="CPU01.$B$2:.$B$8" chart:class="chart:area" chart:attached-axis="primary-y" chart:style-name="G0S0">
            <chart:data-point chart:repeated="7"/>
          </chart:series>
          <chart:series chart:label-cell-address="CPU01.$C$1" chart:values-cell-range-address="CPU01.$C$2:.$C$8" chart:class="chart:area" chart:attached-axis="primary-y" chart:style-name="G0S1">
            <chart:data-point chart:repeated="7"/>
          </chart:series>
          <chart:series chart:label-cell-address="CPU01.$D$1" chart:values-cell-range-address="CPU01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8"/>
          </chart:axis>
          <chart:axis chart:dimension="y" chart:name="primary-y" chart:style-name="Axs1"/>
          <chart:series chart:label-cell-address="CPU02.$B$1" chart:values-cell-range-address="CPU02.$B$2:.$B$8" chart:class="chart:area" chart:attached-axis="primary-y" chart:style-name="G0S0">
            <chart:data-point chart:repeated="7"/>
          </chart:series>
          <chart:series chart:label-cell-address="CPU02.$C$1" chart:values-cell-range-address="CPU02.$C$2:.$C$8" chart:class="chart:area" chart:attached-axis="primary-y" chart:style-name="G0S1">
            <chart:data-point chart:repeated="7"/>
          </chart:series>
          <chart:series chart:label-cell-address="CPU02.$D$1" chart:values-cell-range-address="CPU02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8"/>
          </chart:axis>
          <chart:axis chart:dimension="y" chart:name="primary-y" chart:style-name="Axs1"/>
          <chart:series chart:label-cell-address="CPU03.$B$1" chart:values-cell-range-address="CPU03.$B$2:.$B$8" chart:class="chart:area" chart:attached-axis="primary-y" chart:style-name="G0S0">
            <chart:data-point chart:repeated="7"/>
          </chart:series>
          <chart:series chart:label-cell-address="CPU03.$C$1" chart:values-cell-range-address="CPU03.$C$2:.$C$8" chart:class="chart:area" chart:attached-axis="primary-y" chart:style-name="G0S1">
            <chart:data-point chart:repeated="7"/>
          </chart:series>
          <chart:series chart:label-cell-address="CPU03.$D$1" chart:values-cell-range-address="CPU03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8"/>
          </chart:axis>
          <chart:axis chart:dimension="y" chart:name="primary-y" chart:style-name="Axs1"/>
          <chart:series chart:label-cell-address="CPU04.$B$1" chart:values-cell-range-address="CPU04.$B$2:.$B$8" chart:class="chart:area" chart:attached-axis="primary-y" chart:style-name="G0S0">
            <chart:data-point chart:repeated="7"/>
          </chart:series>
          <chart:series chart:label-cell-address="CPU04.$C$1" chart:values-cell-range-address="CPU04.$C$2:.$C$8" chart:class="chart:area" chart:attached-axis="primary-y" chart:style-name="G0S1">
            <chart:data-point chart:repeated="7"/>
          </chart:series>
          <chart:series chart:label-cell-address="CPU04.$D$1" chart:values-cell-range-address="CPU04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90_Threads - 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8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8" chart:class="chart:area" chart:attached-axis="primary-y" chart:style-name="G0S0">
            <chart:data-point chart:repeated="7"/>
          </chart:series>
          <chart:series chart:label-cell-address="DISK_SUMM.$C$1" chart:values-cell-range-address="DISK_SUMM.$C$2:.$C$8" chart:class="chart:area" chart:attached-axis="primary-y" chart:style-name="G0S1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0" chart:values-cell-range-address="DISK_SUMM.$B$10:.$D$10" chart:class="chart:bar" chart:attached-axis="primary-y" chart:style-name="G0S0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1">
            <chart:data-point chart:repeated="3"/>
          </chart:series>
          <chart:series chart:label-cell-address="DISK_SUMM.$A$12" chart:values-cell-range-address="DISK_SUMM.$B$12:.$D$12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90_Threads (Kbytes)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0:.$E$10" chart:class="chart:bar" chart:attached-axis="primary-y" chart:style-name="G0S0">
            <chart:data-point chart:repeated="4"/>
          </chart:series>
          <chart:series chart:values-cell-range-address="DISKBSIZE.$B$11:.$E$11" chart:class="chart:bar" chart:attached-axis="primary-y" chart:style-name="G0S1">
            <chart:data-point chart:repeated="4"/>
          </chart:series>
          <chart:series chart:values-cell-range-address="DISKBSIZ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90_Threads (Kbytes)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8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8" chart:class="chart:line" chart:attached-axis="primary-y" chart:style-name="G0S0">
            <chart:data-point chart:repeated="7"/>
          </chart:series>
          <chart:series chart:label-cell-address="DISKBSIZE.$C$1" chart:values-cell-range-address="DISKBSIZE.$C$2:.$C$8" chart:class="chart:line" chart:attached-axis="primary-y" chart:style-name="G0S1">
            <chart:data-point chart:repeated="7"/>
          </chart:series>
          <chart:series chart:label-cell-address="DISKBSIZE.$D$1" chart:values-cell-range-address="DISKBSIZE.$D$2:.$D$8" chart:class="chart:line" chart:attached-axis="primary-y" chart:style-name="G0S2">
            <chart:data-point chart:repeated="7"/>
          </chart:series>
          <chart:series chart:label-cell-address="DISKBSIZE.$E$1" chart:values-cell-range-address="DISKBSIZ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9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0:.$E$10" chart:class="chart:bar" chart:attached-axis="primary-y" chart:style-name="G0S0">
            <chart:data-point chart:repeated="4"/>
          </chart:series>
          <chart:series chart:values-cell-range-address="DISKBUSY.$B$11:.$E$11" chart:class="chart:bar" chart:attached-axis="primary-y" chart:style-name="G0S1">
            <chart:data-point chart:repeated="4"/>
          </chart:series>
          <chart:series chart:values-cell-range-address="DISKBUSY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